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CaslonPro-Regular" svg:font-family="ACaslonPro-Regular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Arial1" svg:font-family="Arial" style:font-family-generic="roman" style:font-pitch="variable"/>
    <style:font-face style:name="Consolas" svg:font-family="Consolas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-asian="Arial1" style:font-name-complex="Arial1"/>
    </style:style>
    <style:style style:name="P2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officeooo:paragraph-rsid="00314e1c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officeooo:paragraph-rsid="004414a3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6faa9" officeooo:paragraph-rsid="0036e7c1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385ef9" officeooo:paragraph-rsid="0042d51d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4c9d09" officeooo:paragraph-rsid="004414a3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4c9d09" officeooo:paragraph-rsid="004fe1ae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20b7ac" officeooo:paragraph-rsid="004414a3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paragraph-rsid="0048abe8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officeooo:paragraph-rsid="00314e1c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officeooo:rsid="0028716e" officeooo:paragraph-rsid="0028716e" style:font-name-asian="Times New Roman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officeooo:rsid="0028716e" officeooo:paragraph-rsid="0052c089" style:font-name-asian="Times New Roman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style:font-name-asian="Times New Roman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officeooo:rsid="001e7fd0" officeooo:paragraph-rsid="0028716e" style:font-name-asian="Times New Roman" style:font-size-asian="12pt" style:font-size-complex="12pt"/>
    </style:style>
    <style:style style:name="P15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officeooo:paragraph-rsid="004414a3" style:font-name-asian="Times New Roman" style:font-size-asian="12pt" style:font-size-complex="12pt"/>
    </style:style>
    <style:style style:name="P16" style:family="paragraph" style:parent-style-name="Standard">
      <style:paragraph-properties fo:text-align="justify" style:justify-single-word="false" style:text-autospace="none"/>
      <style:text-properties officeooo:paragraph-rsid="004414a3"/>
    </style:style>
    <style:style style:name="P17" style:family="paragraph" style:parent-style-name="Standard">
      <style:paragraph-properties fo:text-align="justify" style:justify-single-word="false" style:text-autospace="none"/>
      <style:text-properties officeooo:paragraph-rsid="004fe1ae"/>
    </style:style>
    <style:style style:name="P18" style:family="paragraph" style:parent-style-name="Standard">
      <style:paragraph-properties fo:text-align="justify" style:justify-single-word="false" style:text-autospace="none"/>
      <style:text-properties officeooo:paragraph-rsid="00314e1c"/>
    </style:style>
    <style:style style:name="P19" style:family="paragraph" style:parent-style-name="Standard">
      <style:paragraph-properties fo:text-align="justify" style:justify-single-word="false" style:text-autospace="none"/>
      <style:text-properties fo:color="#6666ff" officeooo:paragraph-rsid="00314e1c"/>
    </style:style>
    <style:style style:name="P20" style:family="paragraph" style:parent-style-name="Standard">
      <style:paragraph-properties fo:text-align="justify" style:justify-single-word="false" style:text-autospace="none"/>
      <style:text-properties fo:color="#6666ff" officeooo:paragraph-rsid="004414a3"/>
    </style:style>
    <style:style style:name="P21" style:family="paragraph" style:parent-style-name="Standard">
      <style:paragraph-properties fo:text-align="justify" style:justify-single-word="false" style:text-autospace="none"/>
      <style:text-properties fo:color="#6666ff" style:text-line-through-style="none" style:text-line-through-type="none" style:font-name="Consolas" fo:font-size="12pt" fo:font-style="normal" style:text-underline-style="none" fo:font-weight="normal" officeooo:paragraph-rsid="00314e1c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 style:text-autospace="none"/>
      <style:text-properties fo:color="#6666ff" style:text-line-through-style="none" style:text-line-through-type="none" style:font-name="Times New Roman" fo:font-size="12pt" fo:font-style="normal" style:text-underline-style="none" fo:font-weight="normal" officeooo:rsid="0020b7ac" officeooo:paragraph-rsid="0048abe8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 style:text-autospace="none"/>
      <style:text-properties fo:font-size="12pt" officeooo:paragraph-rsid="0054a358" style:font-size-asian="12pt" style:font-size-complex="12pt"/>
    </style:style>
    <style:style style:name="P24" style:family="paragraph" style:parent-style-name="Standard">
      <style:paragraph-properties fo:text-align="justify" style:justify-single-word="false" style:text-autospace="none"/>
      <style:text-properties fo:font-size="12pt" officeooo:paragraph-rsid="0055533c" style:font-size-asian="12pt" style:font-size-complex="12pt"/>
    </style:style>
    <style:style style:name="P25" style:family="paragraph" style:parent-style-name="Standard">
      <style:paragraph-properties fo:text-align="justify" style:justify-single-word="false" style:text-autospace="none"/>
      <style:text-properties fo:font-size="12pt" officeooo:paragraph-rsid="005583c0" style:font-size-asian="12pt" style:font-size-complex="12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fe1ae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1b2f8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text-underline-style="none" officeooo:paragraph-rsid="004fe1ae" style:font-name-asian="Times New Roman" style:font-size-asian="10pt" style:font-size-complex="12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6pt" style:font-size-asian="6pt" style:font-size-complex="6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6pt" style:font-size-asian="6pt" style:font-size-complex="6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6pt" style:font-size-asian="6pt" style:font-size-complex="6pt"/>
    </style:style>
    <style:style style:name="P34" style:family="paragraph" style:parent-style-name="Standard" style:master-page-name="First_20_Page">
      <style:paragraph-properties fo:text-align="justify" style:justify-single-word="false" style:page-number="auto"/>
      <style:text-properties style:font-name="Times New Roman" fo:font-size="12pt" style:font-name-asian="Times New Roman" style:font-size-asian="12pt" style:font-size-complex="12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6pt" style:font-size-asian="6pt" style:font-size-complex="6pt"/>
    </style:style>
    <style:style style:name="T1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4869f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3a0f37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6faa9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385ef9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4456db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4e5a37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4fe1ae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ACaslonPro-Regular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Times New Roman" fo:font-style="normal" style:text-underline-style="none" fo:font-weight="normal" officeooo:rsid="0036e7c1" style:font-name-asian="Times New Roman" style:font-style-asian="normal" style:font-weight-asian="normal" style:font-name-complex="ACaslonPro-Regular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Times New Roman" fo:font-style="normal" style:text-underline-style="none" fo:font-weight="normal" officeooo:rsid="00385ef9" style:font-name-asian="Times New Roman" style:font-style-asian="normal" style:font-weight-asian="normal" style:font-name-complex="ACaslonPro-Regular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Times New Roman" fo:font-style="normal" style:text-underline-style="none" fo:font-weight="normal" officeooo:rsid="00389d4e" style:font-name-asian="Times New Roman" style:font-style-asian="normal" style:font-weight-asian="normal" style:font-name-complex="ACaslonPro-Regular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Times New Roman" fo:font-style="normal" style:text-underline-style="none" fo:font-weight="normal" officeooo:rsid="003a62fd" style:font-name-asian="Times New Roman" style:font-style-asian="normal" style:font-weight-asian="normal" style:font-name-complex="ACaslonPro-Regular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Times New Roman" fo:font-style="normal" style:text-underline-style="none" fo:font-weight="normal" officeooo:rsid="003c56f2" style:font-name-asian="Times New Roman" style:font-style-asian="normal" style:font-weight-asian="normal" style:font-name-complex="ACaslonPro-Regular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Times New Roman" fo:font-style="normal" style:text-underline-style="none" fo:font-weight="normal" officeooo:rsid="0042b886" style:font-name-asian="Times New Roman" style:font-style-asian="normal" style:font-weight-asian="normal" style:font-name-complex="ACaslonPro-Regular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Times New Roman" fo:font-style="normal" style:text-underline-style="none" fo:font-weight="normal" officeooo:rsid="0042d51d" style:font-name-asian="Times New Roman" style:font-style-asian="normal" style:font-weight-asian="normal" style:font-name-complex="ACaslonPro-Regular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Times New Roman" fo:font-style="normal" style:text-underline-style="none" fo:font-weight="normal" officeooo:rsid="0020b7ac" style:font-name-asian="Times New Roman" style:font-style-asian="normal" style:font-weight-asian="normal" style:font-name-complex="ACaslonPro-Regular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Times New Roman" fo:font-style="normal" style:text-underline-style="none" fo:font-weight="normal" officeooo:rsid="004414a3" style:font-name-asian="Times New Roman" style:font-style-asian="normal" style:font-weight-asian="normal" style:font-name-complex="ACaslonPro-Regular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Times New Roman" fo:font-style="normal" style:text-underline-style="none" fo:font-weight="normal" officeooo:rsid="002444fe" style:font-name-asian="Times New Roman" style:font-style-asian="normal" style:font-weight-asian="normal" style:font-name-complex="ACaslonPro-Regular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Times New Roman" fo:font-style="normal" style:text-underline-style="none" fo:font-weight="normal" officeooo:rsid="00464ef5" style:font-name-asian="Times New Roman" style:font-style-asian="normal" style:font-weight-asian="normal" style:font-name-complex="ACaslonPro-Regular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Times New Roman" fo:font-style="normal" style:text-underline-style="none" fo:font-weight="normal" officeooo:rsid="004897b3" style:font-name-asian="Times New Roman" style:font-style-asian="normal" style:font-weight-asian="normal" style:font-name-complex="ACaslonPro-Regular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Times New Roman" fo:font-style="normal" style:text-underline-style="none" fo:font-weight="normal" officeooo:rsid="0048abe8" style:font-name-asian="Times New Roman" style:font-style-asian="normal" style:font-weight-asian="normal" style:font-name-complex="ACaslonPro-Regular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Times New Roman" fo:font-style="normal" style:text-underline-style="none" fo:font-weight="normal" officeooo:rsid="00528c99" style:font-name-asian="Times New Roman" style:font-style-asian="normal" style:font-weight-asian="normal" style:font-name-complex="ACaslonPro-Regular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Times New Roman" fo:font-style="normal" style:text-underline-style="none" fo:font-weight="normal" officeooo:rsid="00448423" style:font-name-asian="Times New Roman" style:font-style-asian="normal" style:font-weight-asian="normal" style:font-name-complex="ACaslonPro-Regular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Times New Roman" fo:font-style="normal" style:text-underline-style="none" fo:font-weight="normal" officeooo:rsid="0051b13a" style:font-name-asian="Times New Roman" style:font-style-asian="normal" style:font-weight-asian="normal" style:font-name-complex="ACaslonPro-Regular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Times New Roman" fo:font-style="normal" style:text-underline-style="none" fo:font-weight="normal" officeooo:rsid="004a0415" style:font-name-asian="Times New Roman" style:font-style-asian="normal" style:font-weight-asian="normal" style:font-name-complex="ACaslonPro-Regular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Times New Roman" fo:font-style="normal" style:text-underline-style="none" fo:font-weight="bold" officeooo:rsid="0043cde1" style:font-name-asian="Times New Roman" style:font-style-asian="normal" style:font-weight-asian="bold" style:font-name-complex="ACaslonPro-Regular" style:font-style-complex="normal" style:font-weight-complex="bold"/>
    </style:style>
    <style:style style:name="T30" style:family="text">
      <style:text-properties fo:color="#000000" style:text-line-through-style="none" style:text-line-through-type="none" style:font-name="Times New Roman" fo:font-style="italic" style:text-underline-style="none" fo:font-weight="normal" officeooo:rsid="0042b886" style:font-name-asian="Times New Roman" style:font-style-asian="italic" style:font-weight-asian="normal" style:font-name-complex="ACaslonPro-Regular" style:font-style-complex="italic" style:font-weight-complex="normal"/>
    </style:style>
    <style:style style:name="T31" style:family="text">
      <style:text-properties fo:color="#000000" style:text-line-through-style="none" style:text-line-through-type="none" style:font-name="Times New Roman" fo:font-style="italic" style:text-underline-style="none" fo:font-weight="normal" officeooo:rsid="0042d51d" style:font-name-asian="Times New Roman" style:font-style-asian="italic" style:font-weight-asian="normal" style:font-name-complex="ACaslonPro-Regular" style:font-style-complex="italic" style:font-weight-complex="normal"/>
    </style:style>
    <style:style style:name="T32" style:family="text">
      <style:text-properties fo:color="#000000" style:text-line-through-style="none" style:text-line-through-type="none" style:font-name="Times New Roman" fo:font-style="italic" style:text-underline-style="none" fo:font-weight="normal" officeooo:rsid="004414a3" style:font-name-asian="Times New Roman" style:font-style-asian="italic" style:font-weight-asian="normal" style:font-name-complex="ACaslonPro-Regular" style:font-style-complex="italic" style:font-weight-complex="normal"/>
    </style:style>
    <style:style style:name="T33" style:family="text">
      <style:text-properties fo:color="#000000" style:font-name="Consolas"/>
    </style:style>
    <style:style style:name="T34" style:family="text">
      <style:text-properties fo:color="#000000" style:font-name="Consolas" fo:font-size="10pt" style:font-size-asian="10pt"/>
    </style:style>
    <style:style style:name="T35" style:family="text">
      <style:text-properties fo:color="#000000" style:font-name="Consolas" fo:font-size="10pt" officeooo:rsid="0051b2f8" style:font-size-asian="10pt"/>
    </style:style>
    <style:style style:name="T36" style:family="text">
      <style:text-properties fo:color="#000000" style:font-name="Consolas" fo:font-size="10pt" style:text-underline-style="none" style:font-name-asian="Times New Roman" style:font-size-asian="10pt" style:font-size-complex="12pt"/>
    </style:style>
    <style:style style:name="T37" style:family="text">
      <style:text-properties fo:color="#000000" style:font-name="Consolas" fo:font-size="10pt" fo:font-style="italic" style:font-size-asian="10pt" style:font-style-asian="italic"/>
    </style:style>
    <style:style style:name="T38" style:family="text">
      <style:text-properties fo:color="#000000" style:font-name="Consolas" fo:font-style="italic" style:font-style-asian="italic"/>
    </style:style>
    <style:style style:name="T39" style:family="text">
      <style:text-properties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40" style:family="text">
      <style:text-properties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41" style:family="text">
      <style:text-properties style:text-line-through-style="none" style:text-line-through-type="none" style:font-name="Times New Roman" fo:font-size="12pt" fo:font-style="normal" style:text-underline-style="none" fo:font-weight="normal" officeooo:rsid="003316af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42" style:family="text">
      <style:text-properties style:text-line-through-style="none" style:text-line-through-type="none" style:font-name="Times New Roman" fo:font-size="12pt" fo:font-style="normal" style:text-underline-style="none" fo:font-weight="normal" officeooo:rsid="004414a3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43" style:family="text">
      <style:text-properties officeooo:rsid="00103e35"/>
    </style:style>
    <style:style style:name="T44" style:family="text">
      <style:text-properties fo:color="#7f0055" style:font-name="Consolas" fo:font-size="10pt" fo:font-weight="bold" style:font-size-asian="10pt" style:font-weight-asian="bold"/>
    </style:style>
    <style:style style:name="T45" style:family="text">
      <style:text-properties fo:color="#7f0055" style:font-name="Consolas" fo:font-size="10pt" style:text-underline-style="none" fo:font-weight="bold" style:font-name-asian="Times New Roman" style:font-size-asian="10pt" style:font-weight-asian="bold" style:font-size-complex="12pt"/>
    </style:style>
    <style:style style:name="T46" style:family="text">
      <style:text-properties fo:color="#7f0055" style:font-name="Consolas" fo:font-weight="bold" style:font-weight-asian="bold"/>
    </style:style>
    <style:style style:name="T47" style:family="text">
      <style:text-properties fo:color="#7f0055" fo:font-weight="bold" style:font-weight-asian="bold"/>
    </style:style>
    <style:style style:name="T48" style:family="text">
      <style:text-properties fo:color="#6a3e3e" style:font-name="Consolas"/>
    </style:style>
    <style:style style:name="T49" style:family="text">
      <style:text-properties fo:color="#6a3e3e" style:font-name="Consolas" fo:font-size="10pt" style:font-size-asian="10pt"/>
    </style:style>
    <style:style style:name="T50" style:family="text">
      <style:text-properties fo:color="#6a3e3e" style:font-name="Consolas" fo:font-size="10pt" style:text-underline-style="none" style:font-name-asian="Times New Roman" style:font-size-asian="10pt" style:font-size-complex="12pt"/>
    </style:style>
    <style:style style:name="T51" style:family="text">
      <style:text-properties fo:color="#0000c0" style:font-name="Consolas"/>
    </style:style>
    <style:style style:name="T52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53" style:family="text">
      <style:text-properties fo:color="#0000c0" style:font-name="Consolas" fo:font-style="italic" fo:font-weight="bold" style:font-style-asian="italic" style:font-weight-asian="bold"/>
    </style:style>
    <style:style style:name="T54" style:family="text">
      <style:text-properties fo:color="#2a00ff" style:font-name="Consolas"/>
    </style:style>
    <style:style style:name="T55" style:family="text">
      <style:text-properties fo:color="#2a00ff" style:font-name="Consolas" fo:font-size="10pt" style:font-size-asian="10pt"/>
    </style:style>
    <style:style style:name="T56" style:family="text">
      <style:text-properties fo:color="#6666ff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57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58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4fe1ae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59" style:family="text">
      <style:text-properties fo:color="#6666ff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ACaslonPro-Regular" style:font-style-complex="normal" style:font-weight-complex="normal"/>
    </style:style>
    <style:style style:name="T60" style:family="text">
      <style:text-properties fo:color="#6666ff" style:text-line-through-style="none" style:text-line-through-type="none" style:font-name="Times New Roman" fo:font-style="normal" style:text-underline-style="none" fo:font-weight="normal" officeooo:rsid="0034f2e8" style:font-name-asian="Times New Roman" style:font-style-asian="normal" style:font-weight-asian="normal" style:font-name-complex="ACaslonPro-Regular" style:font-style-complex="normal" style:font-weight-complex="normal"/>
    </style:style>
    <style:style style:name="T61" style:family="text">
      <style:text-properties fo:color="#6666ff" style:text-line-through-style="none" style:text-line-through-type="none" style:font-name="Times New Roman" fo:font-style="normal" style:text-underline-style="none" fo:font-weight="normal" officeooo:rsid="0042d51d" style:font-name-asian="Times New Roman" style:font-style-asian="normal" style:font-weight-asian="normal" style:font-name-complex="ACaslonPro-Regular" style:font-style-complex="normal" style:font-weight-complex="normal"/>
    </style:style>
    <style:style style:name="T62" style:family="text">
      <style:text-properties fo:color="#6666ff" style:text-line-through-style="none" style:text-line-through-type="none" style:font-name="Times New Roman" fo:font-style="normal" style:text-underline-style="none" fo:font-weight="normal" officeooo:rsid="0048abe8" style:font-name-asian="Times New Roman" style:font-style-asian="normal" style:font-weight-asian="normal" style:font-name-complex="ACaslonPro-Regular" style:font-style-complex="normal" style:font-weight-complex="normal"/>
    </style:style>
    <style:style style:name="T63" style:family="text">
      <style:text-properties officeooo:rsid="00407559"/>
    </style:style>
    <style:style style:name="T64" style:family="text">
      <style:text-properties officeooo:rsid="0048abe8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officeooo:rsid="005413eb"/>
    </style:style>
    <style:style style:name="T67" style:family="text">
      <style:text-properties officeooo:rsid="005884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N5<text:span text:style-name="T43">84</text:span> – <text:span text:style-name="T43">Projeto e Análise de Algoritmos</text:span></text:p>
      <text:p text:style-name="P13">Prof. Napoleão Nepomuceno</text:p>
      <text:p text:style-name="P14">AV1 - Lab0<text:span text:style-name="T63">3</text:span></text:p>
      <text:p text:style-name="P11">Data do Laboratório: <text:span text:style-name="T64">21</text:span>/0<text:span text:style-name="T67">8</text:span>/201<text:span text:style-name="T66">9</text:span></text:p>
      <text:p text:style-name="P12">Data da Entrega: <text:span text:style-name="T64">25</text:span>/0<text:span text:style-name="T67">8</text:span>/201<text:span text:style-name="T66">9</text:span> (<text:span text:style-name="T65">enviar arquivos .odt e .ods</text:span>)</text:p>
      <text:p text:style-name="P1"/>
      <text:p text:style-name="P19"><text:span text:style-name="T40">Exercício</text:span><text:span text:style-name="T39"> </text:span><text:span text:style-name="T41">1</text:span></text:p>
      <text:p text:style-name="P2"/>
      <text:p text:style-name="P18"><text:span text:style-name="T57">Passo 1:</text:span><text:span text:style-name="T4"> Implementar o seguinte código em Java </text:span><text:span text:style-name="T1">ou equivalente em outra linguagem de programação</text:span><text:span text:style-name="T2">.</text:span></text:p>
      <text:p text:style-name="P10"/>
      <text:p text:style-name="P31"><text:span text:style-name="T47">import</text:span> java.util.Random;</text:p>
      <text:p text:style-name="P32"><text:span text:style-name="T46">import</text:span><text:span text:style-name="T33"> java.util.concurrent.TimeUnit;</text:span></text:p>
      <text:p text:style-name="P33"/>
      <text:p text:style-name="P32"><text:span text:style-name="T46">public</text:span><text:span text:style-name="T33"> </text:span><text:span text:style-name="T46">class</text:span><text:span text:style-name="T33"> Exercicio1 {</text:span></text:p>
      <text:p text:style-name="P32"><text:span text:style-name="T33"><text:tab/></text:span><text:span text:style-name="T46">public</text:span><text:span text:style-name="T33"> </text:span><text:span text:style-name="T46">static</text:span><text:span text:style-name="T33"> </text:span><text:span text:style-name="T46">void</text:span><text:span text:style-name="T33"> main(String[] </text:span><text:span text:style-name="T48">args</text:span><text:span text:style-name="T33">) {</text:span></text:p>
      <text:p text:style-name="P32"><text:span text:style-name="T33"><text:tab/><text:tab/></text:span><text:span text:style-name="T46">int</text:span><text:span text:style-name="T33">[] </text:span><text:span text:style-name="T48">A</text:span><text:span text:style-name="T33">, </text:span><text:span text:style-name="T48">B</text:span><text:span text:style-name="T33">;</text:span></text:p>
      <text:p text:style-name="P32"><text:span text:style-name="T33"><text:tab/><text:tab/></text:span><text:span text:style-name="T46">double</text:span><text:span text:style-name="T33"> </text:span><text:span text:style-name="T48">inicio1</text:span><text:span text:style-name="T33">, </text:span><text:span text:style-name="T48">fim1</text:span><text:span text:style-name="T33">, </text:span><text:span text:style-name="T48">tempo1</text:span><text:span text:style-name="T33">;</text:span></text:p>
      <text:p text:style-name="P32"><text:span text:style-name="T33"><text:tab/><text:tab/></text:span><text:span text:style-name="T46">double</text:span><text:span text:style-name="T33"> </text:span><text:span text:style-name="T48">inicio2</text:span><text:span text:style-name="T33">, </text:span><text:span text:style-name="T48">fim2</text:span><text:span text:style-name="T33">, </text:span><text:span text:style-name="T48">tempo2</text:span><text:span text:style-name="T33">;</text:span></text:p>
      <text:p text:style-name="P33"/>
      <text:p text:style-name="P32"><text:span text:style-name="T33"><text:tab/><text:tab/>System.</text:span><text:span text:style-name="T53">out</text:span><text:span text:style-name="T33">.println(</text:span><text:span text:style-name="T54">"Ordenado crescente"</text:span><text:span text:style-name="T33">);</text:span></text:p>
      <text:p text:style-name="P32"><text:span text:style-name="T33"><text:tab/><text:tab/>System.</text:span><text:span text:style-name="T53">out</text:span><text:span text:style-name="T33">.printf(</text:span><text:span text:style-name="T54">"%5s%10s%10s\n"</text:span><text:span text:style-name="T33">,</text:span><text:span text:style-name="T54">"n"</text:span><text:span text:style-name="T33">, </text:span><text:span text:style-name="T54">"insertion"</text:span><text:span text:style-name="T33">, </text:span><text:span text:style-name="T54">"merge"</text:span><text:span text:style-name="T33">);</text:span></text:p>
      <text:p text:style-name="P32"><text:span text:style-name="T33"><text:tab/><text:tab/>System.</text:span><text:span text:style-name="T53">out</text:span><text:span text:style-name="T33">.println(</text:span><text:span text:style-name="T54">"-------------------------"</text:span><text:span text:style-name="T33">);</text:span></text:p>
      <text:p text:style-name="P32"><text:span text:style-name="T33"><text:tab/><text:tab/></text:span><text:span text:style-name="T46">for</text:span><text:span text:style-name="T33"> (</text:span><text:span text:style-name="T46">int</text:span><text:span text:style-name="T33"> </text:span><text:span text:style-name="T48">n</text:span><text:span text:style-name="T33"> = 0; </text:span><text:span text:style-name="T48">n</text:span><text:span text:style-name="T33"> &lt;= 100; </text:span><text:span text:style-name="T48">n</text:span><text:span text:style-name="T33">+=5) {</text:span></text:p>
      <text:p text:style-name="P32"><text:span text:style-name="T33"><text:tab/><text:tab/><text:tab/></text:span><text:span text:style-name="T48">A</text:span><text:span text:style-name="T33"> = </text:span><text:span text:style-name="T38">criaVetorCrescente</text:span><text:span text:style-name="T33">(</text:span><text:span text:style-name="T48">n</text:span><text:span text:style-name="T33">);</text:span></text:p>
      <text:p text:style-name="P32"><text:span text:style-name="T33"><text:tab/><text:tab/><text:tab/></text:span><text:span text:style-name="T48">B</text:span><text:span text:style-name="T33"> = </text:span><text:span text:style-name="T48">A</text:span><text:span text:style-name="T33">.clone();</text:span></text:p>
      <text:p text:style-name="P32"><text:span text:style-name="T33"><text:tab/><text:tab/><text:tab/></text:span><text:span text:style-name="T48">inicio1</text:span><text:span text:style-name="T33"> = System.</text:span><text:span text:style-name="T38">currentTimeMillis</text:span><text:span text:style-name="T33">();</text:span></text:p>
      <text:p text:style-name="P32"><text:span text:style-name="T33"><text:tab/><text:tab/><text:tab/></text:span><text:span text:style-name="T48">A</text:span><text:span text:style-name="T33"> = </text:span><text:span text:style-name="T38">insertionSort</text:span><text:span text:style-name="T33">(</text:span><text:span text:style-name="T48">A</text:span><text:span text:style-name="T33">);</text:span></text:p>
      <text:p text:style-name="P32"><text:span text:style-name="T33"><text:tab/><text:tab/><text:tab/></text:span><text:span text:style-name="T48">fim1</text:span><text:span text:style-name="T33"> = System.</text:span><text:span text:style-name="T38">currentTimeMillis</text:span><text:span text:style-name="T33">();</text:span></text:p>
      <text:p text:style-name="P32"><text:span text:style-name="T33"><text:tab/><text:tab/><text:tab/></text:span><text:span text:style-name="T48">tempo1</text:span><text:span text:style-name="T33"> = </text:span><text:span text:style-name="T48">fim1</text:span><text:span text:style-name="T33"> - </text:span><text:span text:style-name="T48">inicio1</text:span><text:span text:style-name="T33">;</text:span></text:p>
      <text:p text:style-name="P32"><text:span text:style-name="T33"><text:tab/><text:tab/><text:tab/></text:span><text:span text:style-name="T48">inicio2</text:span><text:span text:style-name="T33"> = System.</text:span><text:span text:style-name="T38">currentTimeMillis</text:span><text:span text:style-name="T33">();</text:span></text:p>
      <text:p text:style-name="P32"><text:span text:style-name="T33"><text:tab/><text:tab/><text:tab/></text:span><text:span text:style-name="T48">B</text:span><text:span text:style-name="T33"> = </text:span><text:span text:style-name="T38">mergeSort</text:span><text:span text:style-name="T33">(</text:span><text:span text:style-name="T48">B</text:span><text:span text:style-name="T33">, 0, </text:span><text:span text:style-name="T48">n</text:span><text:span text:style-name="T33">-1);</text:span></text:p>
      <text:p text:style-name="P32"><text:span text:style-name="T33"><text:tab/><text:tab/><text:tab/></text:span><text:span text:style-name="T48">fim2</text:span><text:span text:style-name="T33"> = System.</text:span><text:span text:style-name="T38">currentTimeMillis</text:span><text:span text:style-name="T33">();</text:span></text:p>
      <text:p text:style-name="P32"><text:span text:style-name="T33"><text:tab/><text:tab/><text:tab/></text:span><text:span text:style-name="T48">tempo2</text:span><text:span text:style-name="T33"> = </text:span><text:span text:style-name="T48">fim2</text:span><text:span text:style-name="T33"> - </text:span><text:span text:style-name="T48">inicio2</text:span><text:span text:style-name="T33">;</text:span></text:p>
      <text:p text:style-name="P32"><text:span text:style-name="T33"><text:tab/><text:tab/><text:tab/>System.</text:span><text:span text:style-name="T53">out</text:span><text:span text:style-name="T33">.printf(</text:span><text:span text:style-name="T54">"%5d%10.0f%10.0f\n"</text:span><text:span text:style-name="T33">, </text:span><text:span text:style-name="T48">n</text:span><text:span text:style-name="T33">, </text:span><text:span text:style-name="T48">tempo1</text:span><text:span text:style-name="T33">, </text:span><text:span text:style-name="T48">tempo2</text:span><text:span text:style-name="T33">);</text:span></text:p>
      <text:p text:style-name="P31"><text:tab/><text:tab/>}</text:p>
      <text:p text:style-name="P33"/>
      <text:p text:style-name="P32"><text:span text:style-name="T33"><text:tab/><text:tab/>System.</text:span><text:span text:style-name="T53">out</text:span><text:span text:style-name="T33">.println(</text:span><text:span text:style-name="T54">"Ordenado decrescente"</text:span><text:span text:style-name="T33">);</text:span></text:p>
      <text:p text:style-name="P32"><text:span text:style-name="T33"><text:tab/><text:tab/>System.</text:span><text:span text:style-name="T53">out</text:span><text:span text:style-name="T33">.printf(</text:span><text:span text:style-name="T54">"%5s%10s%10s\n"</text:span><text:span text:style-name="T33">,</text:span><text:span text:style-name="T54">"n"</text:span><text:span text:style-name="T33">, </text:span><text:span text:style-name="T54">"insertion"</text:span><text:span text:style-name="T33">, </text:span><text:span text:style-name="T54">"merge"</text:span><text:span text:style-name="T33">);</text:span></text:p>
      <text:p text:style-name="P32"><text:span text:style-name="T33"><text:tab/><text:tab/>System.</text:span><text:span text:style-name="T53">out</text:span><text:span text:style-name="T33">.println(</text:span><text:span text:style-name="T54">"-------------------------"</text:span><text:span text:style-name="T33">);</text:span></text:p>
      <text:p text:style-name="P32"><text:span text:style-name="T33"><text:tab/><text:tab/></text:span><text:span text:style-name="T46">for</text:span><text:span text:style-name="T33"> (</text:span><text:span text:style-name="T46">int</text:span><text:span text:style-name="T33"> </text:span><text:span text:style-name="T48">n</text:span><text:span text:style-name="T33"> = 0; </text:span><text:span text:style-name="T48">n</text:span><text:span text:style-name="T33"> &lt;= 100; </text:span><text:span text:style-name="T48">n</text:span><text:span text:style-name="T33">+=5) {</text:span></text:p>
      <text:p text:style-name="P32"><text:span text:style-name="T33"><text:tab/><text:tab/><text:tab/></text:span><text:span text:style-name="T48">A</text:span><text:span text:style-name="T33"> = </text:span><text:span text:style-name="T38">criaVetorDecrescente</text:span><text:span text:style-name="T33">(</text:span><text:span text:style-name="T48">n</text:span><text:span text:style-name="T33">);</text:span></text:p>
      <text:p text:style-name="P32"><text:span text:style-name="T33"><text:tab/><text:tab/><text:tab/></text:span><text:span text:style-name="T48">B</text:span><text:span text:style-name="T33"> = </text:span><text:span text:style-name="T48">A</text:span><text:span text:style-name="T33">.clone();</text:span></text:p>
      <text:p text:style-name="P32"><text:span text:style-name="T33"><text:tab/><text:tab/><text:tab/></text:span><text:span text:style-name="T48">inicio1</text:span><text:span text:style-name="T33"> = System.</text:span><text:span text:style-name="T38">currentTimeMillis</text:span><text:span text:style-name="T33">();</text:span></text:p>
      <text:p text:style-name="P32"><text:span text:style-name="T33"><text:tab/><text:tab/><text:tab/></text:span><text:span text:style-name="T48">A</text:span><text:span text:style-name="T33"> = </text:span><text:span text:style-name="T38">insertionSort</text:span><text:span text:style-name="T33">(</text:span><text:span text:style-name="T48">A</text:span><text:span text:style-name="T33">);</text:span></text:p>
      <text:p text:style-name="P32"><text:span text:style-name="T33"><text:tab/><text:tab/><text:tab/></text:span><text:span text:style-name="T48">fim1</text:span><text:span text:style-name="T33"> = System.</text:span><text:span text:style-name="T38">currentTimeMillis</text:span><text:span text:style-name="T33">();</text:span></text:p>
      <text:p text:style-name="P32"><text:span text:style-name="T33"><text:tab/><text:tab/><text:tab/></text:span><text:span text:style-name="T48">tempo1</text:span><text:span text:style-name="T33"> = </text:span><text:span text:style-name="T48">fim1</text:span><text:span text:style-name="T33"> - </text:span><text:span text:style-name="T48">inicio1</text:span><text:span text:style-name="T33">;</text:span></text:p>
      <text:p text:style-name="P32"><text:span text:style-name="T33"><text:tab/><text:tab/><text:tab/></text:span><text:span text:style-name="T48">inicio2</text:span><text:span text:style-name="T33"> = System.</text:span><text:span text:style-name="T38">currentTimeMillis</text:span><text:span text:style-name="T33">();</text:span></text:p>
      <text:p text:style-name="P32"><text:span text:style-name="T33"><text:tab/><text:tab/><text:tab/></text:span><text:span text:style-name="T48">B</text:span><text:span text:style-name="T33"> = </text:span><text:span text:style-name="T38">mergeSort</text:span><text:span text:style-name="T33">(</text:span><text:span text:style-name="T48">B</text:span><text:span text:style-name="T33">, 0, </text:span><text:span text:style-name="T48">n</text:span><text:span text:style-name="T33">-1);</text:span></text:p>
      <text:p text:style-name="P32"><text:span text:style-name="T33"><text:tab/><text:tab/><text:tab/></text:span><text:span text:style-name="T48">fim2</text:span><text:span text:style-name="T33"> = System.</text:span><text:span text:style-name="T38">currentTimeMillis</text:span><text:span text:style-name="T33">();</text:span></text:p>
      <text:p text:style-name="P32"><text:span text:style-name="T33"><text:tab/><text:tab/><text:tab/></text:span><text:span text:style-name="T48">tempo2</text:span><text:span text:style-name="T33"> = </text:span><text:span text:style-name="T48">fim2</text:span><text:span text:style-name="T33"> - </text:span><text:span text:style-name="T48">inicio2</text:span><text:span text:style-name="T33">;</text:span></text:p>
      <text:p text:style-name="P32"><text:span text:style-name="T33"><text:tab/><text:tab/><text:tab/>System.</text:span><text:span text:style-name="T53">out</text:span><text:span text:style-name="T33">.printf(</text:span><text:span text:style-name="T54">"%5d%10.0f%10.0f\n"</text:span><text:span text:style-name="T33">, </text:span><text:span text:style-name="T48">n</text:span><text:span text:style-name="T33">, </text:span><text:span text:style-name="T48">tempo1</text:span><text:span text:style-name="T33">, </text:span><text:span text:style-name="T48">tempo2</text:span><text:span text:style-name="T33">);</text:span></text:p>
      <text:p text:style-name="P31"><text:tab/><text:tab/>}</text:p>
      <text:p text:style-name="P33"/>
      <text:p text:style-name="P32"><text:span text:style-name="T33"><text:tab/><text:tab/>System.</text:span><text:span text:style-name="T53">out</text:span><text:span text:style-name="T33">.println(</text:span><text:span text:style-name="T54">"Ordenado aleatório"</text:span><text:span text:style-name="T33">);</text:span></text:p>
      <text:p text:style-name="P32"><text:span text:style-name="T33"><text:tab/><text:tab/>System.</text:span><text:span text:style-name="T53">out</text:span><text:span text:style-name="T33">.printf(</text:span><text:span text:style-name="T54">"%5s%10s%10s\n"</text:span><text:span text:style-name="T33">,</text:span><text:span text:style-name="T54">"n"</text:span><text:span text:style-name="T33">, </text:span><text:span text:style-name="T54">"insertion"</text:span><text:span text:style-name="T33">, </text:span><text:span text:style-name="T54">"merge"</text:span><text:span text:style-name="T33">);</text:span></text:p>
      <text:p text:style-name="P32"><text:span text:style-name="T33"><text:tab/><text:tab/>System.</text:span><text:span text:style-name="T53">out</text:span><text:span text:style-name="T33">.println(</text:span><text:span text:style-name="T54">"-------------------------"</text:span><text:span text:style-name="T33">);</text:span></text:p>
      <text:p text:style-name="P32"><text:span text:style-name="T33"><text:tab/><text:tab/></text:span><text:span text:style-name="T46">for</text:span><text:span text:style-name="T33"> (</text:span><text:span text:style-name="T46">int</text:span><text:span text:style-name="T33"> </text:span><text:span text:style-name="T48">n</text:span><text:span text:style-name="T33"> = 0; </text:span><text:span text:style-name="T48">n</text:span><text:span text:style-name="T33"> &lt;= 100; </text:span><text:span text:style-name="T48">n</text:span><text:span text:style-name="T33">+=5) {</text:span></text:p>
      <text:p text:style-name="P32"><text:span text:style-name="T33"><text:tab/><text:tab/><text:tab/></text:span><text:span text:style-name="T48">A</text:span><text:span text:style-name="T33"> = </text:span><text:span text:style-name="T38">criaVetorAleatorio</text:span><text:span text:style-name="T33">(</text:span><text:span text:style-name="T48">n</text:span><text:span text:style-name="T33">);</text:span></text:p>
      <text:p text:style-name="P32"><text:span text:style-name="T33"><text:tab/><text:tab/><text:tab/></text:span><text:span text:style-name="T48">B</text:span><text:span text:style-name="T33"> = </text:span><text:span text:style-name="T48">A</text:span><text:span text:style-name="T33">.clone();</text:span></text:p>
      <text:p text:style-name="P32"><text:span text:style-name="T33"><text:tab/><text:tab/><text:tab/></text:span><text:span text:style-name="T48">inicio1</text:span><text:span text:style-name="T33"> = System.</text:span><text:span text:style-name="T38">currentTimeMillis</text:span><text:span text:style-name="T33">();</text:span></text:p>
      <text:p text:style-name="P32"><text:span text:style-name="T33"><text:tab/><text:tab/><text:tab/></text:span><text:span text:style-name="T48">A</text:span><text:span text:style-name="T33"> = </text:span><text:span text:style-name="T38">insertionSort</text:span><text:span text:style-name="T33">(</text:span><text:span text:style-name="T48">A</text:span><text:span text:style-name="T33">);</text:span></text:p>
      <text:p text:style-name="P32"><text:span text:style-name="T33"><text:tab/><text:tab/><text:tab/></text:span><text:span text:style-name="T48">fim1</text:span><text:span text:style-name="T33"> = System.</text:span><text:span text:style-name="T38">currentTimeMillis</text:span><text:span text:style-name="T33">();</text:span></text:p>
      <text:p text:style-name="P32"><text:span text:style-name="T33"><text:tab/><text:tab/><text:tab/></text:span><text:span text:style-name="T48">tempo1</text:span><text:span text:style-name="T33"> = </text:span><text:span text:style-name="T48">fim1</text:span><text:span text:style-name="T33"> - </text:span><text:span text:style-name="T48">inicio1</text:span><text:span text:style-name="T33">;</text:span></text:p>
      <text:p text:style-name="P32"><text:span text:style-name="T33"><text:tab/><text:tab/><text:tab/></text:span><text:span text:style-name="T48">inicio2</text:span><text:span text:style-name="T33"> = System.</text:span><text:span text:style-name="T38">currentTimeMillis</text:span><text:span text:style-name="T33">();</text:span></text:p>
      <text:p text:style-name="P32"><text:span text:style-name="T33"><text:tab/><text:tab/><text:tab/></text:span><text:span text:style-name="T48">B</text:span><text:span text:style-name="T33"> = </text:span><text:span text:style-name="T38">mergeSort</text:span><text:span text:style-name="T33">(</text:span><text:span text:style-name="T48">B</text:span><text:span text:style-name="T33">, 0, </text:span><text:span text:style-name="T48">n</text:span><text:span text:style-name="T33">-1);</text:span></text:p>
      <text:p text:style-name="P32"><text:span text:style-name="T33"><text:tab/><text:tab/><text:tab/></text:span><text:span text:style-name="T48">fim2</text:span><text:span text:style-name="T33"> = System.</text:span><text:span text:style-name="T38">currentTimeMillis</text:span><text:span text:style-name="T33">();</text:span></text:p>
      <text:p text:style-name="P32"><text:span text:style-name="T33"><text:tab/><text:tab/><text:tab/></text:span><text:span text:style-name="T48">tempo2</text:span><text:span text:style-name="T33"> = </text:span><text:span text:style-name="T48">fim2</text:span><text:span text:style-name="T33"> - </text:span><text:span text:style-name="T48">inicio2</text:span><text:span text:style-name="T33">;</text:span></text:p>
      <text:p text:style-name="P32"><text:span text:style-name="T33"><text:tab/><text:tab/><text:tab/>System.</text:span><text:span text:style-name="T53">out</text:span><text:span text:style-name="T33">.printf(</text:span><text:span text:style-name="T54">"%5d%10.0f%10.0f\n"</text:span><text:span text:style-name="T33">, </text:span><text:span text:style-name="T48">n</text:span><text:span text:style-name="T33">, </text:span><text:span text:style-name="T48">tempo1</text:span><text:span text:style-name="T33">, </text:span><text:span text:style-name="T48">tempo2</text:span><text:span text:style-name="T33">);</text:span></text:p>
      <text:p text:style-name="P31"><text:tab/><text:tab/>}</text:p>
      <text:p text:style-name="P31"><text:tab/>}</text:p>
      <text:p text:style-name="P33"/>
      <text:p text:style-name="P32"><text:span text:style-name="T33"><text:tab/></text:span><text:span text:style-name="T46">static</text:span><text:span text:style-name="T33"> </text:span><text:span text:style-name="T46">int</text:span><text:span text:style-name="T33">[] criaVetorCrescente (</text:span><text:span text:style-name="T46">int</text:span><text:span text:style-name="T33"> </text:span><text:span text:style-name="T48">n</text:span><text:span text:style-name="T33">) {</text:span></text:p>
      <text:p text:style-name="P32"><text:span text:style-name="T33"><text:tab/><text:tab/>Random </text:span><text:span text:style-name="T48">randomGenerator</text:span><text:span text:style-name="T33"> = </text:span><text:span text:style-name="T46">new</text:span><text:span text:style-name="T33"> Random();</text:span></text:p>
      <text:p text:style-name="P32"><text:span text:style-name="T33"><text:tab/><text:tab/></text:span><text:span text:style-name="T46">int</text:span><text:span text:style-name="T33">[] </text:span><text:span text:style-name="T48">A</text:span><text:span text:style-name="T33"> = </text:span><text:span text:style-name="T46">new</text:span><text:span text:style-name="T33"> </text:span><text:span text:style-name="T46">int</text:span><text:span text:style-name="T33">[</text:span><text:span text:style-name="T48">n</text:span><text:span text:style-name="T33">];</text:span></text:p>
      <text:p text:style-name="P32"><text:span text:style-name="T33"><text:tab/><text:tab/></text:span><text:span text:style-name="T46">for</text:span><text:span text:style-name="T33"> (</text:span><text:span text:style-name="T46">int</text:span><text:span text:style-name="T33"> </text:span><text:span text:style-name="T48">i</text:span><text:span text:style-name="T33"> = 1; </text:span><text:span text:style-name="T48">i</text:span><text:span text:style-name="T33"> &lt; </text:span><text:span text:style-name="T48">n</text:span><text:span text:style-name="T33">; </text:span><text:span text:style-name="T48">i</text:span><text:span text:style-name="T33">++) {</text:span></text:p>
      <text:p text:style-name="P32"><text:span text:style-name="T33"><text:tab/><text:tab/><text:tab/></text:span><text:span text:style-name="T48">A</text:span><text:span text:style-name="T33">[</text:span><text:span text:style-name="T48">i</text:span><text:span text:style-name="T33">] = </text:span><text:span text:style-name="T48">A</text:span><text:span text:style-name="T33">[</text:span><text:span text:style-name="T48">i</text:span><text:span text:style-name="T33">-1] + </text:span><text:span text:style-name="T48">randomGenerator</text:span><text:span text:style-name="T33">.nextInt(10);</text:span></text:p>
      <text:p text:style-name="P31"><text:tab/><text:tab/>}</text:p>
      <text:p text:style-name="P32"><text:span text:style-name="T33"><text:tab/><text:tab/></text:span><text:span text:style-name="T46">return</text:span><text:span text:style-name="T33"> </text:span><text:span text:style-name="T48">A</text:span><text:span text:style-name="T33">;</text:span></text:p>
      <text:p text:style-name="P31"><text:tab/>}</text:p>
      <text:p text:style-name="P33"/>
      <text:p text:style-name="P32"><text:span text:style-name="T33"><text:tab/></text:span><text:span text:style-name="T46">static</text:span><text:span text:style-name="T33"> </text:span><text:span text:style-name="T46">int</text:span><text:span text:style-name="T33">[] criaVetorDecrescente (</text:span><text:span text:style-name="T46">int</text:span><text:span text:style-name="T33"> </text:span><text:span text:style-name="T48">n</text:span><text:span text:style-name="T33">) {</text:span></text:p>
      <text:p text:style-name="P32"><text:span text:style-name="T33"><text:tab/><text:tab/>Random </text:span><text:span text:style-name="T48">randomGenerator</text:span><text:span text:style-name="T33"> = </text:span><text:span text:style-name="T46">new</text:span><text:span text:style-name="T33"> Random();</text:span></text:p>
      <text:p text:style-name="P32"><text:span text:style-name="T33"><text:tab/><text:tab/></text:span><text:span text:style-name="T46">int</text:span><text:span text:style-name="T33">[] </text:span><text:span text:style-name="T48">A</text:span><text:span text:style-name="T33"> = </text:span><text:span text:style-name="T46">new</text:span><text:span text:style-name="T33"> </text:span><text:span text:style-name="T46">int</text:span><text:span text:style-name="T33">[</text:span><text:span text:style-name="T48">n</text:span><text:span text:style-name="T33">];</text:span></text:p>
      <text:p text:style-name="P32"><text:span text:style-name="T33"><text:tab/><text:tab/></text:span><text:span text:style-name="T46">if</text:span><text:span text:style-name="T33"> (</text:span><text:span text:style-name="T48">n</text:span><text:span text:style-name="T33"> != 0) {</text:span></text:p>
      <text:p text:style-name="P32"><text:span text:style-name="T33"><text:tab/><text:tab/><text:tab/></text:span><text:span text:style-name="T48">A</text:span><text:span text:style-name="T33">[0] = Integer.</text:span><text:span text:style-name="T53">MAX_VALUE</text:span><text:span text:style-name="T33">;</text:span></text:p>
      <text:p text:style-name="P31"><text:tab/><text:tab/>}</text:p>
      <text:p text:style-name="P32"><text:span text:style-name="T33"><text:tab/><text:tab/></text:span><text:span text:style-name="T46">for</text:span><text:span text:style-name="T33"> (</text:span><text:span text:style-name="T46">int</text:span><text:span text:style-name="T33"> </text:span><text:span text:style-name="T48">i</text:span><text:span text:style-name="T33"> = 1; </text:span><text:span text:style-name="T48">i</text:span><text:span text:style-name="T33"> &lt; </text:span><text:span text:style-name="T48">n</text:span><text:span text:style-name="T33">; </text:span><text:span text:style-name="T48">i</text:span><text:span text:style-name="T33">++) {</text:span></text:p>
      <text:p text:style-name="P32"><text:span text:style-name="T33"><text:tab/><text:tab/><text:tab/></text:span><text:span text:style-name="T48">A</text:span><text:span text:style-name="T33">[</text:span><text:span text:style-name="T48">i</text:span><text:span text:style-name="T33">]= </text:span><text:span text:style-name="T48">A</text:span><text:span text:style-name="T33">[</text:span><text:span text:style-name="T48">i</text:span><text:span text:style-name="T33">-1] - </text:span><text:span text:style-name="T48">randomGenerator</text:span><text:span text:style-name="T33">.nextInt(10);</text:span></text:p>
      <text:p text:style-name="P31"><text:tab/><text:tab/>}</text:p>
      <text:p text:style-name="P32"><text:span text:style-name="T33"><text:tab/><text:tab/></text:span><text:span text:style-name="T46">return</text:span><text:span text:style-name="T33"> </text:span><text:span text:style-name="T48">A</text:span><text:span text:style-name="T33">;</text:span></text:p>
      <text:p text:style-name="P31"><text:tab/>}</text:p>
      <text:p text:style-name="P33"/>
      <text:p text:style-name="P32"><text:span text:style-name="T33"><text:tab/></text:span><text:span text:style-name="T46">static</text:span><text:span text:style-name="T33"> </text:span><text:span text:style-name="T46">int</text:span><text:span text:style-name="T33">[] criaVetorAleatorio (</text:span><text:span text:style-name="T46">int</text:span><text:span text:style-name="T33"> </text:span><text:span text:style-name="T48">n</text:span><text:span text:style-name="T33">) {</text:span></text:p>
      <text:p text:style-name="P32"><text:span text:style-name="T33"><text:tab/><text:tab/>Random </text:span><text:span text:style-name="T48">randomGenerator</text:span><text:span text:style-name="T33"> = </text:span><text:span text:style-name="T46">new</text:span><text:span text:style-name="T33"> Random();</text:span></text:p>
      <text:p text:style-name="P32"><text:span text:style-name="T33"><text:tab/><text:tab/></text:span><text:span text:style-name="T46">int</text:span><text:span text:style-name="T33">[] </text:span><text:span text:style-name="T48">A</text:span><text:span text:style-name="T33"> = </text:span><text:span text:style-name="T46">new</text:span><text:span text:style-name="T33"> </text:span><text:span text:style-name="T46">int</text:span><text:span text:style-name="T33">[</text:span><text:span text:style-name="T48">n</text:span><text:span text:style-name="T33">];</text:span></text:p>
      <text:p text:style-name="P32"><text:span text:style-name="T33"><text:tab/><text:tab/></text:span><text:span text:style-name="T46">for</text:span><text:span text:style-name="T33"> (</text:span><text:span text:style-name="T46">int</text:span><text:span text:style-name="T33"> </text:span><text:span text:style-name="T48">i</text:span><text:span text:style-name="T33"> = 0; </text:span><text:span text:style-name="T48">i</text:span><text:span text:style-name="T33"> &lt; </text:span><text:span text:style-name="T48">n</text:span><text:span text:style-name="T33">; </text:span><text:span text:style-name="T48">i</text:span><text:span text:style-name="T33">++) {</text:span></text:p>
      <text:p text:style-name="P32"><text:span text:style-name="T33"><text:tab/><text:tab/><text:tab/></text:span><text:span text:style-name="T48">A</text:span><text:span text:style-name="T33">[</text:span><text:span text:style-name="T48">i</text:span><text:span text:style-name="T33">] = </text:span><text:span text:style-name="T48">randomGenerator</text:span><text:span text:style-name="T33">.nextInt(100*</text:span><text:span text:style-name="T48">n</text:span><text:span text:style-name="T33">);</text:span></text:p>
      <text:p text:style-name="P31"><text:tab/><text:tab/>}</text:p>
      <text:p text:style-name="P32"><text:span text:style-name="T33"><text:tab/><text:tab/></text:span><text:span text:style-name="T46">return</text:span><text:span text:style-name="T33"> </text:span><text:span text:style-name="T48">A</text:span><text:span text:style-name="T33">;</text:span></text:p>
      <text:p text:style-name="P31"><text:tab/>}</text:p>
      <text:p text:style-name="P33"/>
      <text:p text:style-name="P32"><text:soft-page-break/><text:span text:style-name="T33"><text:tab/></text:span><text:span text:style-name="T46">static</text:span><text:span text:style-name="T33"> </text:span><text:span text:style-name="T46">void</text:span><text:span text:style-name="T33"> imprimeVetor (</text:span><text:span text:style-name="T46">int</text:span><text:span text:style-name="T33">[] </text:span><text:span text:style-name="T48">A</text:span><text:span text:style-name="T33">) {</text:span></text:p>
      <text:p text:style-name="P32"><text:span text:style-name="T33"><text:tab/><text:tab/></text:span><text:span text:style-name="T46">for</text:span><text:span text:style-name="T33"> (</text:span><text:span text:style-name="T46">int</text:span><text:span text:style-name="T33"> </text:span><text:span text:style-name="T48">i</text:span><text:span text:style-name="T33"> = 0; </text:span><text:span text:style-name="T48">i</text:span><text:span text:style-name="T33"> &lt; </text:span><text:span text:style-name="T48">A</text:span><text:span text:style-name="T33">.</text:span><text:span text:style-name="T51">length</text:span><text:span text:style-name="T33">; </text:span><text:span text:style-name="T48">i</text:span><text:span text:style-name="T33">++) {</text:span></text:p>
      <text:p text:style-name="P32"><text:span text:style-name="T33"><text:tab/><text:tab/><text:tab/>System.</text:span><text:span text:style-name="T53">out</text:span><text:span text:style-name="T33">.println(</text:span><text:span text:style-name="T48">A</text:span><text:span text:style-name="T33">[</text:span><text:span text:style-name="T48">i</text:span><text:span text:style-name="T33">]);</text:span></text:p>
      <text:p text:style-name="P31"><text:tab/><text:tab/>}</text:p>
      <text:p text:style-name="P31"><text:tab/>}</text:p>
      <text:p text:style-name="P33"/>
      <text:p text:style-name="P32"><text:span text:style-name="T33"><text:tab/></text:span><text:span text:style-name="T46">static</text:span><text:span text:style-name="T33"> </text:span><text:span text:style-name="T46">int</text:span><text:span text:style-name="T33">[] insertionSort(</text:span><text:span text:style-name="T46">int</text:span><text:span text:style-name="T33">[] </text:span><text:span text:style-name="T48">A</text:span><text:span text:style-name="T33">) {</text:span></text:p>
      <text:p text:style-name="P32"><text:span text:style-name="T33"><text:tab/><text:tab/></text:span><text:span text:style-name="T46">for</text:span><text:span text:style-name="T33"> (</text:span><text:span text:style-name="T46">int</text:span><text:span text:style-name="T33"> </text:span><text:span text:style-name="T48">j</text:span><text:span text:style-name="T33"> = 1; </text:span><text:span text:style-name="T48">j</text:span><text:span text:style-name="T33"> &lt; </text:span><text:span text:style-name="T48">A</text:span><text:span text:style-name="T33">.</text:span><text:span text:style-name="T51">length</text:span><text:span text:style-name="T33">; </text:span><text:span text:style-name="T48">j</text:span><text:span text:style-name="T33">++) {</text:span></text:p>
      <text:p text:style-name="P32"><text:span text:style-name="T33"><text:tab/><text:tab/><text:tab/></text:span><text:span text:style-name="T46">try</text:span><text:span text:style-name="T33"> {</text:span></text:p>
      <text:p text:style-name="P32"><text:span text:style-name="T33"><text:tab/><text:tab/><text:tab/><text:tab/>TimeUnit.</text:span><text:span text:style-name="T53">MILLISECONDS</text:span><text:span text:style-name="T33">.sleep(1);</text:span></text:p>
      <text:p text:style-name="P32"><text:span text:style-name="T33"><text:tab/><text:tab/><text:tab/>} </text:span><text:span text:style-name="T46">catch</text:span><text:span text:style-name="T33"> (InterruptedException </text:span><text:span text:style-name="T48">e</text:span><text:span text:style-name="T33">) {</text:span></text:p>
      <text:p text:style-name="P32"><text:span text:style-name="T33"><text:tab/><text:tab/><text:tab/><text:tab/></text:span><text:span text:style-name="T48">e</text:span><text:span text:style-name="T33">.printStackTrace();</text:span></text:p>
      <text:p text:style-name="P31"><text:tab/><text:tab/><text:tab/>}</text:p>
      <text:p text:style-name="P32"><text:span text:style-name="T33"><text:tab/><text:tab/><text:tab/></text:span><text:span text:style-name="T46">int</text:span><text:span text:style-name="T33"> </text:span><text:span text:style-name="T48">chave</text:span><text:span text:style-name="T33"> = </text:span><text:span text:style-name="T48">A</text:span><text:span text:style-name="T33">[</text:span><text:span text:style-name="T48">j</text:span><text:span text:style-name="T33">];</text:span></text:p>
      <text:p text:style-name="P32"><text:span text:style-name="T33"><text:tab/><text:tab/><text:tab/></text:span><text:span text:style-name="T46">int</text:span><text:span text:style-name="T33"> </text:span><text:span text:style-name="T48">i</text:span><text:span text:style-name="T33"> = </text:span><text:span text:style-name="T48">j</text:span><text:span text:style-name="T33"> - 1;</text:span></text:p>
      <text:p text:style-name="P32"><text:span text:style-name="T33"><text:tab/><text:tab/><text:tab/></text:span><text:span text:style-name="T46">while</text:span><text:span text:style-name="T33"> (</text:span><text:span text:style-name="T48">i</text:span><text:span text:style-name="T33"> &gt;= 0 &amp;&amp; </text:span><text:span text:style-name="T48">A</text:span><text:span text:style-name="T33">[</text:span><text:span text:style-name="T48">i</text:span><text:span text:style-name="T33">] &gt; </text:span><text:span text:style-name="T48">chave</text:span><text:span text:style-name="T33">) {</text:span></text:p>
      <text:p text:style-name="P32"><text:span text:style-name="T33"><text:tab/><text:tab/><text:tab/><text:tab/></text:span><text:span text:style-name="T46">try</text:span><text:span text:style-name="T33"> {</text:span></text:p>
      <text:p text:style-name="P32"><text:span text:style-name="T33"><text:tab/><text:tab/><text:tab/><text:tab/><text:tab/>TimeUnit.</text:span><text:span text:style-name="T53">MILLISECONDS</text:span><text:span text:style-name="T33">.sleep(1);</text:span></text:p>
      <text:p text:style-name="P32"><text:span text:style-name="T33"><text:tab/><text:tab/><text:tab/><text:tab/>} </text:span><text:span text:style-name="T46">catch</text:span><text:span text:style-name="T33"> (InterruptedException </text:span><text:span text:style-name="T48">e</text:span><text:span text:style-name="T33">) {</text:span></text:p>
      <text:p text:style-name="P32"><text:span text:style-name="T33"><text:tab/><text:tab/><text:tab/><text:tab/><text:tab/></text:span><text:span text:style-name="T48">e</text:span><text:span text:style-name="T33">.printStackTrace();</text:span></text:p>
      <text:p text:style-name="P31"><text:tab/><text:tab/><text:tab/><text:tab/>}</text:p>
      <text:p text:style-name="P32"><text:span text:style-name="T33"><text:tab/><text:tab/><text:tab/><text:tab/></text:span><text:span text:style-name="T48">A</text:span><text:span text:style-name="T33">[</text:span><text:span text:style-name="T48">i</text:span><text:span text:style-name="T33">+1] = </text:span><text:span text:style-name="T48">A</text:span><text:span text:style-name="T33">[</text:span><text:span text:style-name="T48">i</text:span><text:span text:style-name="T33">];</text:span></text:p>
      <text:p text:style-name="P32"><text:span text:style-name="T33"><text:tab/><text:tab/><text:tab/><text:tab/></text:span><text:span text:style-name="T48">i</text:span><text:span text:style-name="T33">--;</text:span></text:p>
      <text:p text:style-name="P31"><text:tab/><text:tab/><text:tab/>}</text:p>
      <text:p text:style-name="P32"><text:span text:style-name="T33"><text:tab/><text:tab/><text:tab/></text:span><text:span text:style-name="T48">A</text:span><text:span text:style-name="T33">[</text:span><text:span text:style-name="T48">i</text:span><text:span text:style-name="T33">+1] = </text:span><text:span text:style-name="T48">chave</text:span><text:span text:style-name="T33">;</text:span></text:p>
      <text:p text:style-name="P31"><text:tab/><text:tab/>}</text:p>
      <text:p text:style-name="P32"><text:span text:style-name="T33"><text:tab/><text:tab/></text:span><text:span text:style-name="T46">return</text:span><text:span text:style-name="T33"> </text:span><text:span text:style-name="T48">A</text:span><text:span text:style-name="T33">;</text:span></text:p>
      <text:p text:style-name="P31"><text:tab/>}</text:p>
      <text:p text:style-name="P33"/>
      <text:p text:style-name="P32"><text:span text:style-name="T33"><text:tab/></text:span><text:span text:style-name="T46">static</text:span><text:span text:style-name="T33"> </text:span><text:span text:style-name="T46">int</text:span><text:span text:style-name="T33">[] mergeSort(</text:span><text:span text:style-name="T46">int</text:span><text:span text:style-name="T33">[] </text:span><text:span text:style-name="T48">A</text:span><text:span text:style-name="T33">, </text:span><text:span text:style-name="T46">int</text:span><text:span text:style-name="T33"> </text:span><text:span text:style-name="T48">p</text:span><text:span text:style-name="T33">, </text:span><text:span text:style-name="T46">int</text:span><text:span text:style-name="T33"> </text:span><text:span text:style-name="T48">r</text:span><text:span text:style-name="T33">) {</text:span></text:p>
      <text:p text:style-name="P32"><text:span text:style-name="T33"><text:tab/><text:tab/></text:span><text:span text:style-name="T46">if</text:span><text:span text:style-name="T33"> (</text:span><text:span text:style-name="T48">p</text:span><text:span text:style-name="T33"> &lt; </text:span><text:span text:style-name="T48">r</text:span><text:span text:style-name="T33">) {</text:span></text:p>
      <text:p text:style-name="P32"><text:span text:style-name="T33"><text:tab/><text:tab/><text:tab/></text:span><text:span text:style-name="T46">int</text:span><text:span text:style-name="T33"> </text:span><text:span text:style-name="T48">q</text:span><text:span text:style-name="T33"> = (</text:span><text:span text:style-name="T48">p</text:span><text:span text:style-name="T33"> + </text:span><text:span text:style-name="T48">r</text:span><text:span text:style-name="T33">) / 2;</text:span></text:p>
      <text:p text:style-name="P32"><text:span text:style-name="T33"><text:tab/><text:tab/><text:tab/></text:span><text:span text:style-name="T38">mergeSort</text:span><text:span text:style-name="T33">(</text:span><text:span text:style-name="T48">A</text:span><text:span text:style-name="T33">, </text:span><text:span text:style-name="T48">p</text:span><text:span text:style-name="T33">, </text:span><text:span text:style-name="T48">q</text:span><text:span text:style-name="T33">);</text:span></text:p>
      <text:p text:style-name="P32"><text:span text:style-name="T33"><text:tab/><text:tab/><text:tab/></text:span><text:span text:style-name="T38">mergeSort</text:span><text:span text:style-name="T33">(</text:span><text:span text:style-name="T48">A</text:span><text:span text:style-name="T33">, </text:span><text:span text:style-name="T48">q</text:span><text:span text:style-name="T33"> + 1, </text:span><text:span text:style-name="T48">r</text:span><text:span text:style-name="T33">);</text:span></text:p>
      <text:p text:style-name="P32"><text:span text:style-name="T33"><text:tab/><text:tab/><text:tab/></text:span><text:span text:style-name="T38">merge</text:span><text:span text:style-name="T33">(</text:span><text:span text:style-name="T48">A</text:span><text:span text:style-name="T33">, </text:span><text:span text:style-name="T48">p</text:span><text:span text:style-name="T33">, </text:span><text:span text:style-name="T48">q</text:span><text:span text:style-name="T33">, </text:span><text:span text:style-name="T48">r</text:span><text:span text:style-name="T33">);</text:span></text:p>
      <text:p text:style-name="P31"><text:tab/><text:tab/>}</text:p>
      <text:p text:style-name="P32"><text:span text:style-name="T33"><text:tab/><text:tab/></text:span><text:span text:style-name="T46">return</text:span><text:span text:style-name="T33"> </text:span><text:span text:style-name="T48">A</text:span><text:span text:style-name="T33">;</text:span></text:p>
      <text:p text:style-name="P31"><text:tab/>}</text:p>
      <text:p text:style-name="P33"/>
      <text:p text:style-name="P32"><text:span text:style-name="T33"><text:tab/></text:span><text:span text:style-name="T46">static</text:span><text:span text:style-name="T33"> </text:span><text:span text:style-name="T46">void</text:span><text:span text:style-name="T33"> merge(</text:span><text:span text:style-name="T46">int</text:span><text:span text:style-name="T33">[] </text:span><text:span text:style-name="T48">A</text:span><text:span text:style-name="T33">, </text:span><text:span text:style-name="T46">int</text:span><text:span text:style-name="T33"> </text:span><text:span text:style-name="T48">p</text:span><text:span text:style-name="T33">, </text:span><text:span text:style-name="T46">int</text:span><text:span text:style-name="T33"> </text:span><text:span text:style-name="T48">q</text:span><text:span text:style-name="T33">, </text:span><text:span text:style-name="T46">int</text:span><text:span text:style-name="T33"> </text:span><text:span text:style-name="T48">r</text:span><text:span text:style-name="T33">) {</text:span></text:p>
      <text:p text:style-name="P32"><text:span text:style-name="T33"><text:tab/><text:tab/></text:span><text:span text:style-name="T46">int</text:span><text:span text:style-name="T33"> </text:span><text:span text:style-name="T48">i</text:span><text:span text:style-name="T33">, </text:span><text:span text:style-name="T48">j</text:span><text:span text:style-name="T33">;</text:span></text:p>
      <text:p text:style-name="P32"><text:span text:style-name="T33"><text:tab/><text:tab/></text:span><text:span text:style-name="T46">int</text:span><text:span text:style-name="T33"> </text:span><text:span text:style-name="T48">n1</text:span><text:span text:style-name="T33"> = </text:span><text:span text:style-name="T48">q</text:span><text:span text:style-name="T33"> - </text:span><text:span text:style-name="T48">p</text:span><text:span text:style-name="T33"> + 1;</text:span></text:p>
      <text:p text:style-name="P32"><text:span text:style-name="T33"><text:tab/><text:tab/></text:span><text:span text:style-name="T46">int</text:span><text:span text:style-name="T33"> </text:span><text:span text:style-name="T48">n2</text:span><text:span text:style-name="T33"> = </text:span><text:span text:style-name="T48">r</text:span><text:span text:style-name="T33"> - </text:span><text:span text:style-name="T48">q</text:span><text:span text:style-name="T33">;</text:span></text:p>
      <text:p text:style-name="P32"><text:span text:style-name="T33"><text:tab/><text:tab/></text:span><text:span text:style-name="T46">int</text:span><text:span text:style-name="T33">[] </text:span><text:span text:style-name="T48">L</text:span><text:span text:style-name="T33"> = </text:span><text:span text:style-name="T46">new</text:span><text:span text:style-name="T33"> </text:span><text:span text:style-name="T46">int</text:span><text:span text:style-name="T33">[</text:span><text:span text:style-name="T48">n1</text:span><text:span text:style-name="T33"> + 1];</text:span></text:p>
      <text:p text:style-name="P32"><text:span text:style-name="T33"><text:tab/><text:tab/></text:span><text:span text:style-name="T46">int</text:span><text:span text:style-name="T33">[] </text:span><text:span text:style-name="T48">R</text:span><text:span text:style-name="T33"> = </text:span><text:span text:style-name="T46">new</text:span><text:span text:style-name="T33"> </text:span><text:span text:style-name="T46">int</text:span><text:span text:style-name="T33">[</text:span><text:span text:style-name="T48">n2</text:span><text:span text:style-name="T33"> + 1];</text:span></text:p>
      <text:p text:style-name="P32"><text:span text:style-name="T33"><text:tab/><text:tab/></text:span><text:span text:style-name="T46">for</text:span><text:span text:style-name="T33"> (</text:span><text:span text:style-name="T48">i</text:span><text:span text:style-name="T33"> = 0; </text:span><text:span text:style-name="T48">i</text:span><text:span text:style-name="T33"> &lt; </text:span><text:span text:style-name="T48">n1</text:span><text:span text:style-name="T33">; </text:span><text:span text:style-name="T48">i</text:span><text:span text:style-name="T33">++) {</text:span></text:p>
      <text:p text:style-name="P32"><text:span text:style-name="T33"><text:tab/><text:tab/><text:tab/></text:span><text:span text:style-name="T48">L</text:span><text:span text:style-name="T33">[</text:span><text:span text:style-name="T48">i</text:span><text:span text:style-name="T33">] = </text:span><text:span text:style-name="T48">A</text:span><text:span text:style-name="T33">[</text:span><text:span text:style-name="T48">p</text:span><text:span text:style-name="T33"> + </text:span><text:span text:style-name="T48">i</text:span><text:span text:style-name="T33">];</text:span></text:p>
      <text:p text:style-name="P31"><text:tab/><text:tab/>}</text:p>
      <text:p text:style-name="P32"><text:span text:style-name="T33"><text:tab/><text:tab/></text:span><text:span text:style-name="T46">for</text:span><text:span text:style-name="T33"> (</text:span><text:span text:style-name="T48">j</text:span><text:span text:style-name="T33"> = 0; </text:span><text:span text:style-name="T48">j</text:span><text:span text:style-name="T33"> &lt; </text:span><text:span text:style-name="T48">n2</text:span><text:span text:style-name="T33">; </text:span><text:span text:style-name="T48">j</text:span><text:span text:style-name="T33">++) {</text:span></text:p>
      <text:p text:style-name="P32"><text:span text:style-name="T33"><text:tab/><text:tab/><text:tab/></text:span><text:span text:style-name="T48">R</text:span><text:span text:style-name="T33">[</text:span><text:span text:style-name="T48">j</text:span><text:span text:style-name="T33">] = </text:span><text:span text:style-name="T48">A</text:span><text:span text:style-name="T33">[</text:span><text:span text:style-name="T48">q</text:span><text:span text:style-name="T33"> + </text:span><text:span text:style-name="T48">j</text:span><text:span text:style-name="T33"> + 1];</text:span></text:p>
      <text:p text:style-name="P31"><text:tab/><text:tab/>}</text:p>
      <text:p text:style-name="P32"><text:span text:style-name="T33"><text:tab/><text:tab/></text:span><text:span text:style-name="T48">L</text:span><text:span text:style-name="T33">[</text:span><text:span text:style-name="T48">n1</text:span><text:span text:style-name="T33">] = Integer.</text:span><text:span text:style-name="T53">MAX_VALUE</text:span><text:span text:style-name="T33">;</text:span></text:p>
      <text:p text:style-name="P32"><text:span text:style-name="T33"><text:tab/><text:tab/></text:span><text:span text:style-name="T48">R</text:span><text:span text:style-name="T33">[</text:span><text:span text:style-name="T48">n2</text:span><text:span text:style-name="T33">] = Integer.</text:span><text:span text:style-name="T53">MAX_VALUE</text:span><text:span text:style-name="T33">;</text:span></text:p>
      <text:p text:style-name="P32"><text:span text:style-name="T33"><text:tab/><text:tab/></text:span><text:span text:style-name="T48">i</text:span><text:span text:style-name="T33"> = 0;</text:span></text:p>
      <text:p text:style-name="P32"><text:span text:style-name="T33"><text:tab/><text:tab/></text:span><text:span text:style-name="T48">j</text:span><text:span text:style-name="T33"> = 0;</text:span></text:p>
      <text:p text:style-name="P32"><text:span text:style-name="T33"><text:tab/><text:tab/></text:span><text:span text:style-name="T46">for</text:span><text:span text:style-name="T33"> (</text:span><text:span text:style-name="T46">int</text:span><text:span text:style-name="T33"> </text:span><text:span text:style-name="T48">k</text:span><text:span text:style-name="T33"> = </text:span><text:span text:style-name="T48">p</text:span><text:span text:style-name="T33">; </text:span><text:span text:style-name="T48">k</text:span><text:span text:style-name="T33"> &lt;= </text:span><text:span text:style-name="T48">r</text:span><text:span text:style-name="T33">; </text:span><text:span text:style-name="T48">k</text:span><text:span text:style-name="T33">++) {</text:span></text:p>
      <text:p text:style-name="P32"><text:span text:style-name="T33"><text:tab/><text:tab/><text:tab/></text:span><text:span text:style-name="T46">try</text:span><text:span text:style-name="T33"> {</text:span></text:p>
      <text:p text:style-name="P32"><text:span text:style-name="T33"><text:tab/><text:tab/><text:tab/><text:tab/>TimeUnit.</text:span><text:span text:style-name="T53">MILLISECONDS</text:span><text:span text:style-name="T33">.sleep(1);</text:span></text:p>
      <text:p text:style-name="P32"><text:span text:style-name="T33"><text:tab/><text:tab/><text:tab/>} </text:span><text:span text:style-name="T46">catch</text:span><text:span text:style-name="T33"> (InterruptedException </text:span><text:span text:style-name="T48">e</text:span><text:span text:style-name="T33">) {</text:span></text:p>
      <text:p text:style-name="P32"><text:span text:style-name="T33"><text:tab/><text:tab/><text:tab/><text:tab/></text:span><text:span text:style-name="T48">e</text:span><text:span text:style-name="T33">.printStackTrace();</text:span></text:p>
      <text:p text:style-name="P31"><text:tab/><text:tab/><text:tab/>}</text:p>
      <text:p text:style-name="P32"><text:span text:style-name="T33"><text:tab/><text:tab/><text:tab/></text:span><text:span text:style-name="T46">if</text:span><text:span text:style-name="T33"> (</text:span><text:span text:style-name="T48">L</text:span><text:span text:style-name="T33">[</text:span><text:span text:style-name="T48">i</text:span><text:span text:style-name="T33">] &lt;= </text:span><text:span text:style-name="T48">R</text:span><text:span text:style-name="T33">[</text:span><text:span text:style-name="T48">j</text:span><text:span text:style-name="T33">]) {</text:span></text:p>
      <text:p text:style-name="P32"><text:span text:style-name="T33"><text:tab/><text:tab/><text:tab/><text:tab/></text:span><text:span text:style-name="T48">A</text:span><text:span text:style-name="T33">[</text:span><text:span text:style-name="T48">k</text:span><text:span text:style-name="T33">] = </text:span><text:span text:style-name="T48">L</text:span><text:span text:style-name="T33">[</text:span><text:span text:style-name="T48">i</text:span><text:span text:style-name="T33">++];</text:span></text:p>
      <text:p text:style-name="P32"><text:span text:style-name="T33"><text:tab/><text:tab/><text:tab/>} </text:span><text:span text:style-name="T46">else</text:span><text:span text:style-name="T33"> {</text:span></text:p>
      <text:p text:style-name="P32"><text:span text:style-name="T33"><text:tab/><text:tab/><text:tab/><text:tab/></text:span><text:span text:style-name="T48">A</text:span><text:span text:style-name="T33">[</text:span><text:span text:style-name="T48">k</text:span><text:span text:style-name="T33">] = </text:span><text:span text:style-name="T48">R</text:span><text:span text:style-name="T33">[</text:span><text:span text:style-name="T48">j</text:span><text:span text:style-name="T33">++];</text:span></text:p>
      <text:p text:style-name="P31"><text:tab/><text:tab/><text:tab/>}</text:p>
      <text:p text:style-name="P31"><text:tab/><text:tab/>}</text:p>
      <text:p text:style-name="P31"><text:tab/>}</text:p>
      <text:p text:style-name="P31">}</text:p>
      <text:p text:style-name="P21"/>
      <text:p text:style-name="P23"><text:span text:style-name="T59">Passo </text:span><text:span text:style-name="T60">2</text:span><text:span text:style-name="T59">:</text:span><text:span text:style-name="T11"> </text:span><text:span text:style-name="T12">Os métodos </text:span><text:span text:style-name="T30">insertionSort</text:span><text:span text:style-name="T17"> e </text:span><text:span text:style-name="T30">mergeSort</text:span><text:span text:style-name="T12"> </text:span><text:span text:style-name="T18">realizam a </text:span><text:span text:style-name="T17">ordenação </text:span><text:span text:style-name="T18">de um vetor de </text:span><text:span text:style-name="T31">n</text:span><text:span text:style-name="T18"> elementos</text:span><text:span text:style-name="T12">. </text:span><text:span text:style-name="T18">No método </text:span><text:span text:style-name="T31">main</text:span><text:span text:style-name="T18">, esses métodos são chamados para diferentes tamanhos de vetores e </text:span><text:span text:style-name="T23">diferentes </text:span><text:span text:style-name="T18">ordenações prévias dos elementos do vetor de entrada (crescente, decrescente e aleatório).</text:span><text:span text:style-name="T12"> </text:span><text:span text:style-name="T13">Executar o código e preencher o resultado na planilha disponibilizada. </text:span><text:span text:style-name="T29">Obs.: este passo deve ser realizado obrigatoriamente no laboratório.</text:span><text:span text:style-name="T15"> </text:span><text:span text:style-name="T26">(</text:span><text:span text:style-name="T27">1</text:span><text:span text:style-name="T28">0</text:span><text:span text:style-name="T26">%)</text:span><text:span text:style-name="T13"> </text:span></text:p>
      <text:p text:style-name="P5"/>
      <text:p text:style-name="P24"><text:span text:style-name="T59">Passo </text:span><text:span text:style-name="T61">3</text:span><text:span text:style-name="T59">:</text:span><text:span text:style-name="T11"> </text:span><text:span text:style-name="T18">Qual a complexidade do</text:span><text:span text:style-name="T12"> </text:span><text:span text:style-name="T30">insertionSort</text:span><text:span text:style-name="T17"> </text:span><text:span text:style-name="T18">para um vetor de </text:span><text:span text:style-name="T31">n</text:span><text:span text:style-name="T18"> elementos previamente ordenado</text:span><text:span text:style-name="T22">s</text:span><text:span text:style-name="T18"> de forma crescente?</text:span><text:span text:style-name="T12"> </text:span><text:span text:style-name="T18">Qual a complexidade do</text:span><text:span text:style-name="T12"> </text:span><text:span text:style-name="T30">insertionSort</text:span><text:span text:style-name="T17"> </text:span><text:span text:style-name="T18">para um vetor de </text:span><text:span text:style-name="T31">n</text:span><text:span text:style-name="T18"> elementos previamente ordenado</text:span><text:span text:style-name="T22">s</text:span><text:span text:style-name="T18"> de forma decrescente?</text:span><text:span text:style-name="T12"> </text:span><text:span text:style-name="T18">E, para um vetor com ordenação aleatóri</text:span><text:span text:style-name="T20">a</text:span><text:span text:style-name="T18">, o comportamento se aproxima mais a</text:span><text:span text:style-name="T24">o comportamento de melhor caso ou ao de pior caso</text:span><text:span text:style-name="T18">? </text:span><text:span text:style-name="T14">Obs.: </text:span><text:span text:style-name="T15">Lembre-se de que pode haver discrepâncias pontuais pois o tempo de execução depende de outros fatores, </text:span><text:span text:style-name="T16">como o estado da máquina no momento da execução</text:span><text:span text:style-name="T15">.</text:span><text:span text:style-name="T13"> </text:span><text:span text:style-name="T29">Obs.: este passo deve ser realizado obrigatoriamente no laboratório.</text:span><text:span text:style-name="T15"> </text:span><text:span text:style-name="T24">(20%)</text:span></text:p>
      <text:p text:style-name="P4"/>
      <text:p text:style-name="P24"><text:span text:style-name="T59">Passo </text:span><text:span text:style-name="T62">4</text:span><text:span text:style-name="T59">:</text:span><text:span text:style-name="T11"> </text:span><text:span text:style-name="T20">O comportamento do crescimento do tempo do </text:span><text:span text:style-name="T32">mergeSort</text:span><text:span text:style-name="T20"> para as diferentes ordenações prévias de vetores se modifica? </text:span><text:span text:style-name="T25">Qual</text:span><text:span text:style-name="T21"> a </text:span><text:span text:style-name="T25">sua </text:span><text:span text:style-name="T21">complexidade?</text:span><text:span text:style-name="T13"> </text:span><text:span text:style-name="T29">Obs.: este passo deve ser realizado obrigatoriamente no laboratório.</text:span><text:span text:style-name="T15"> </text:span><text:span text:style-name="T24">(</text:span><text:span text:style-name="T25">15</text:span><text:span text:style-name="T24">%)</text:span><text:span text:style-name="T19"> </text:span></text:p>
      <text:p text:style-name="P8"/>
      <text:p text:style-name="P25"><text:span text:style-name="T59">Passo </text:span><text:span text:style-name="T62">5</text:span><text:span text:style-name="T59">:</text:span><text:span text:style-name="T11"> </text:span><text:span text:style-name="T19">Qual </text:span><text:span text:style-name="T24">dos dois </text:span><text:span text:style-name="T21">algoritmo</text:span><text:span text:style-name="T24">s, em geral, deve ser </text:span><text:span text:style-name="T21">mais rápido para um vetor aleatóri</text:span><text:span text:style-name="T24">o</text:span><text:span text:style-name="T21">?</text:span><text:span text:style-name="T15"> </text:span><text:span text:style-name="T24">Por quê?</text:span><text:span text:style-name="T13"> </text:span><text:span text:style-name="T29">Obs.: este passo deve ser realizado obrigatoriamente no laboratório.</text:span><text:span text:style-name="T15"> </text:span><text:span text:style-name="T24">(1</text:span><text:span text:style-name="T25">5</text:span><text:span text:style-name="T24">%)</text:span></text:p>
      <text:p text:style-name="P9"/>
      <text:p text:style-name="P22"><text:soft-page-break/></text:p>
      <text:p text:style-name="P20"><text:span text:style-name="T40">Exercício</text:span><text:span text:style-name="T39"> </text:span><text:span text:style-name="T42">2</text:span></text:p>
      <text:p text:style-name="P3"/>
      <text:p text:style-name="P16"><text:span text:style-name="T57">Passo 1</text:span><text:span text:style-name="T56">:</text:span><text:span text:style-name="T3"> </text:span><text:span text:style-name="T5">Realizar a análise de complexidade</text:span><text:span text:style-name="T6"> </text:span><text:span text:style-name="T7">para o método </text:span><text:span text:style-name="T8">abaixo</text:span><text:span text:style-name="T6">. </text:span><text:span text:style-name="T9">(2</text:span><text:span text:style-name="T10">0</text:span><text:span text:style-name="T9">%)</text:span></text:p>
      <text:p text:style-name="P6"/>
      <text:p text:style-name="P16"><text:span text:style-name="T36"><text:tab/></text:span><text:span text:style-name="T45">static</text:span><text:span text:style-name="T36"> </text:span><text:span text:style-name="T45">void</text:span><text:span text:style-name="T36"> metodo1 (</text:span><text:span text:style-name="T45">int</text:span><text:span text:style-name="T36"> </text:span><text:span text:style-name="T50">n</text:span><text:span text:style-name="T36">) {</text:span></text:p>
      <text:p text:style-name="P26"><text:span text:style-name="T34"><text:tab/><text:tab/>System.</text:span><text:span text:style-name="T52">out</text:span><text:span text:style-name="T34">.println(</text:span><text:span text:style-name="T55">"inicio"</text:span><text:span text:style-name="T34">);</text:span></text:p>
      <text:p text:style-name="P26"><text:span text:style-name="T34"><text:tab/><text:tab/></text:span><text:span text:style-name="T44">for</text:span><text:span text:style-name="T34"> (</text:span><text:span text:style-name="T44">int</text:span><text:span text:style-name="T34"> </text:span><text:span text:style-name="T49">i</text:span><text:span text:style-name="T34"> = 1; </text:span><text:span text:style-name="T49">i</text:span><text:span text:style-name="T34"> &lt;= </text:span><text:span text:style-name="T49">n</text:span><text:span text:style-name="T34">*</text:span><text:span text:style-name="T49">n</text:span><text:span text:style-name="T34">; </text:span><text:span text:style-name="T49">i</text:span><text:span text:style-name="T34">++) {</text:span></text:p>
      <text:p text:style-name="P26"><text:span text:style-name="T34"><text:tab/><text:tab/><text:tab/></text:span><text:span text:style-name="T44">for</text:span><text:span text:style-name="T34"> (</text:span><text:span text:style-name="T44">int</text:span><text:span text:style-name="T34"> </text:span><text:span text:style-name="T49">j</text:span><text:span text:style-name="T34"> = 1; </text:span><text:span text:style-name="T49">j</text:span><text:span text:style-name="T34"> &lt;= </text:span><text:span text:style-name="T49">i</text:span><text:span text:style-name="T34">; </text:span><text:span text:style-name="T49">j</text:span><text:span text:style-name="T34">++) {</text:span></text:p>
      <text:p text:style-name="P26"><text:span text:style-name="T34"><text:tab/><text:tab/><text:tab/><text:tab/>System.</text:span><text:span text:style-name="T52">out</text:span><text:span text:style-name="T34">.println(</text:span><text:span text:style-name="T49">j</text:span><text:span text:style-name="T34">);</text:span></text:p>
      <text:p text:style-name="P29"><text:tab/><text:tab/><text:tab/>}</text:p>
      <text:p text:style-name="P29"><text:tab/><text:tab/>}</text:p>
      <text:p text:style-name="P26"><text:span text:style-name="T34"><text:tab/><text:tab/>System.</text:span><text:span text:style-name="T52">out</text:span><text:span text:style-name="T34">.println(</text:span><text:span text:style-name="T55">"fim"</text:span><text:span text:style-name="T34">);</text:span></text:p>
      <text:p text:style-name="P29"><text:tab/>}</text:p>
      <text:p text:style-name="P29"><text:tab/></text:p>
      <text:p text:style-name="P15"/>
      <text:p text:style-name="P17"><text:span text:style-name="T57">Passo </text:span><text:span text:style-name="T58">2</text:span><text:span text:style-name="T56">:</text:span><text:span text:style-name="T3"> </text:span><text:span text:style-name="T10">Monte</text:span><text:span text:style-name="T5"> a </text:span><text:span text:style-name="T10">equação de recorrência do</text:span><text:span text:style-name="T7"> método </text:span><text:span text:style-name="T8">abaixo</text:span><text:span text:style-name="T6">. </text:span><text:span text:style-name="T9">(</text:span><text:span text:style-name="T10">15</text:span><text:span text:style-name="T9">%)</text:span></text:p>
      <text:p text:style-name="P7"/>
      <text:p text:style-name="P27"><text:span text:style-name="T34"><text:tab/></text:span><text:span text:style-name="T44">static</text:span><text:span text:style-name="T34"> </text:span><text:span text:style-name="T44">void</text:span><text:span text:style-name="T34"> metodo2 (</text:span><text:span text:style-name="T44">int</text:span><text:span text:style-name="T34"> </text:span><text:span text:style-name="T49">n</text:span><text:span text:style-name="T34">) {</text:span></text:p>
      <text:p text:style-name="P26"><text:span text:style-name="T34"><text:tab/><text:tab/></text:span><text:span text:style-name="T44">if</text:span><text:span text:style-name="T34"> (</text:span><text:span text:style-name="T49">n</text:span><text:span text:style-name="T34"> &gt; 1) {</text:span></text:p>
      <text:p text:style-name="P26"><text:span text:style-name="T34"><text:tab/><text:tab/><text:tab/>System.</text:span><text:span text:style-name="T52">out</text:span><text:span text:style-name="T34">.println(</text:span><text:span text:style-name="T49">n</text:span><text:span text:style-name="T34">);</text:span></text:p>
      <text:p text:style-name="P26"><text:span text:style-name="T34"><text:tab/><text:tab/><text:tab/></text:span><text:span text:style-name="T37">metodo2</text:span><text:span text:style-name="T34">(</text:span><text:span text:style-name="T49">n</text:span><text:span text:style-name="T34">/</text:span><text:span text:style-name="T35">2</text:span><text:span text:style-name="T34">);</text:span></text:p>
      <text:p text:style-name="P26"><text:span text:style-name="T34"><text:tab/><text:tab/><text:tab/></text:span><text:span text:style-name="T37">metodo2</text:span><text:span text:style-name="T34">(</text:span><text:span text:style-name="T49">n</text:span><text:span text:style-name="T34">/</text:span><text:span text:style-name="T35">2</text:span><text:span text:style-name="T34">);</text:span></text:p>
      <text:p text:style-name="P26"><text:span text:style-name="T34"><text:tab/><text:tab/><text:tab/></text:span><text:span text:style-name="T37">metodo2</text:span><text:span text:style-name="T34">(</text:span><text:span text:style-name="T49">n</text:span><text:span text:style-name="T34">/</text:span><text:span text:style-name="T35">2</text:span><text:span text:style-name="T34">);</text:span></text:p>
      <text:p text:style-name="P28"><text:span text:style-name="T34"><text:tab/><text:tab/><text:tab/></text:span><text:span text:style-name="T37">metodo2</text:span><text:span text:style-name="T34">(</text:span><text:span text:style-name="T49">n</text:span><text:span text:style-name="T34">/</text:span><text:span text:style-name="T35">2</text:span><text:span text:style-name="T34">);</text:span></text:p>
      <text:p text:style-name="P28"><text:span text:style-name="T34"><text:tab/><text:tab/>} </text:span><text:span text:style-name="T44">else</text:span><text:span text:style-name="T34"> {</text:span></text:p>
      <text:p text:style-name="P26"><text:span text:style-name="T34"><text:tab/><text:tab/><text:tab/>System.</text:span><text:span text:style-name="T52">out</text:span><text:span text:style-name="T34">.println(</text:span><text:span text:style-name="T49">n</text:span><text:span text:style-name="T34">);</text:span></text:p>
      <text:p text:style-name="P29"><text:tab/><text:tab/>}</text:p>
      <text:p text:style-name="P29"><text:tab/>}</text:p>
      <text:p text:style-name="P30"/>
      <text:p text:style-name="P17"><text:span text:style-name="T57">Passo </text:span><text:span text:style-name="T58">3</text:span><text:span text:style-name="T56">:</text:span><text:span text:style-name="T3"> </text:span><text:span text:style-name="T10">Resolva a equação de recorrência por uma árvore de recursão</text:span><text:span text:style-name="T6">. </text:span><text:span text:style-name="T9">(</text:span><text:span text:style-name="T10">15</text:span><text:span text:style-name="T9">%)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CaslonPro-Regular" svg:font-family="ACaslonPro-Regular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Arial1" svg:font-family="Arial" style:font-family-generic="roman" style:font-pitch="variable"/>
    <style:font-face style:name="Consolas" svg:font-family="Consolas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1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aramond" fo:font-family="Garamond" style:font-family-generic="roman" style:font-pitch="variable"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24pt" fo:font-weight="bold" style:font-size-asian="24pt" style:font-weight-asian="bold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style:font-name="Times New Roman1" fo:font-family="'Times New Roman', 'Times New Roman'" style:font-family-generic="roman" fo:language="pt" fo:country="BR" style:font-name-asian="Times New Roman1" style:font-family-asian="'Times New Roman', 'Times New Roman'" style:font-family-generic-asian="roman" style:font-name-complex="Times New Roman1" style:font-family-complex="'Times New Roman', 'Times New Roman'" style:font-family-generic-complex="roman" style:font-size-complex="12pt" style:language-complex="hi" style:country-complex="IN"/>
    </style:style>
    <style:style style:name="Corpo_20_de_20_texto_20_3" style:display-name="Corpo de texto 3" style:family="paragraph" style:parent-style-name="Default" style:next-style-name="Default">
      <style:paragraph-properties fo:text-align="start" style:justify-single-word="false"/>
      <style:text-properties style:use-window-font-color="true" style:font-name="Times New Roman" fo:font-family="'Times New Roman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>
      <style:paragraph-properties fo:text-align="start" style:justify-single-word="false"/>
    </style:style>
    <style:style style:name="Recuo_20_da_20_primeira_20_linha" style:display-name="Recuo da primeira linh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 loext:contextual-spacing="false"/>
    </style:style>
    <style:style style:name="WW-Título1" style:family="paragraph" style:parent-style-name="Standard">
      <style:paragraph-properties fo:margin-top="0.42cm" fo:margin-bottom="0.21cm" loext:contextual-spacing="false"/>
    </style:style>
    <style:style style:name="WW-Título2" style:family="paragraph" style:parent-style-name="Standard">
      <style:paragraph-properties fo:margin-top="0.42cm" fo:margin-bottom="0.21cm" loext:contextual-spacing="false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8pt" style:font-style-asian="normal" style:font-weight-asian="normal" style:font-name-complex="Arial Unicode MS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 loext:contextual-spacing="false"/>
      <style:text-properties fo:font-size="26pt" style:font-size-asian="26pt" style:font-size-complex="26pt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 loext:contextual-spacing="false"/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style:text-autospace="none"/>
      <style:text-properties style:letter-kerning="true"/>
    </style:style>
    <style:style style:name="Padrão_7e_LT_7e_Hintergrund" style:display-name="Padrã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Arial Unicode MS" fo:font-family="'Arial Unicode MS'" style:font-family-generic="swiss" style:font-pitch="variable" fo:font-size="18pt" style:letter-kerning="true" style:font-name-asian="Arial Unicode MS" style:font-family-asian="'Arial Unicode MS'" style:font-family-generic-asian="swiss" style:font-pitch-asian="variable" style:font-size-asian="18pt" style:font-name-complex="Arial Unicode MS" style:font-family-complex="'Arial Unicode M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trutura_20_de_20_tópicos_20_1" style:display-name="Estrutura de tópicos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8pt" style:font-style-asian="normal" style:font-weight-asian="normal" style:font-name-complex="Arial Unicode MS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loext:contextual-spacing="false"/>
      <style:text-properties fo:font-size="26pt" style:font-size-asian="26pt" style:font-size-complex="26pt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loext:contextual-spacing="false"/>
    </style:style>
    <style:style style:name="Estrutura_20_de_20_tópicos_20_6" style:display-name="Estrutura de tópicos 6" style:family="paragraph" style:parent-style-name="Estrutura_20_de_20_tópicos_20_5"/>
    <style:style style:name="Estrutura_20_de_20_tópicos_20_7" style:display-name="Estrutura de tópicos 7" style:family="paragraph" style:parent-style-name="Estrutura_20_de_20_tópicos_20_6"/>
    <style:style style:name="Estrutura_20_de_20_tópicos_20_8" style:display-name="Estrutura de tópicos 8" style:family="paragraph" style:parent-style-name="Estrutura_20_de_20_tópicos_20_7"/>
    <style:style style:name="Estrutura_20_de_20_tópicos_20_9" style:display-name="Estrutura de tópicos 9" style:family="paragraph" style:parent-style-name="Estrutura_20_de_20_tópicos_20_8"/>
    <style:style style:name="WW-Título123" style:family="paragraph" style:parent-style-name="Standard">
      <style:paragraph-properties fo:margin-top="0.42cm" fo:margin-bottom="0.21cm" loext:contextual-spacing="false"/>
    </style:style>
    <style:style style:name="WW-Título11" style:family="paragraph" style:parent-style-name="Standard">
      <style:paragraph-properties fo:margin-top="0.42cm" fo:margin-bottom="0.21cm" loext:contextual-spacing="false"/>
    </style:style>
    <style:style style:name="WW-Título21" style:family="paragraph" style:parent-style-name="Standard">
      <style:paragraph-properties fo:margin-top="0.42cm" fo:margin-bottom="0.21cm" loext:contextual-spacing="false"/>
    </style:style>
    <style:style style:name="WW-Título123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" style:family="paragraph" style:parent-style-name="Standard">
      <style:paragraph-properties fo:margin-top="0.42cm" fo:margin-bottom="0.21cm" loext:contextual-spacing="false"/>
    </style:style>
    <style:style style:name="WW-Título112" style:family="paragraph" style:parent-style-name="Standard">
      <style:paragraph-properties fo:margin-top="0.42cm" fo:margin-bottom="0.21cm" loext:contextual-spacing="false"/>
    </style:style>
    <style:style style:name="WW-Título212" style:family="paragraph" style:parent-style-name="Standard">
      <style:paragraph-properties fo:margin-top="0.42cm" fo:margin-bottom="0.21cm" loext:contextual-spacing="false"/>
    </style:style>
    <style:style style:name="WW-Título12345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" style:family="paragraph" style:parent-style-name="Standard">
      <style:paragraph-properties fo:margin-top="0.42cm" fo:margin-bottom="0.21cm" loext:contextual-spacing="false"/>
    </style:style>
    <style:style style:name="WW-Título1123" style:family="paragraph" style:parent-style-name="Standard">
      <style:paragraph-properties fo:margin-top="0.42cm" fo:margin-bottom="0.21cm" loext:contextual-spacing="false"/>
    </style:style>
    <style:style style:name="WW-Título2123" style:family="paragraph" style:parent-style-name="Standard">
      <style:paragraph-properties fo:margin-top="0.42cm" fo:margin-bottom="0.21cm" loext:contextual-spacing="false"/>
    </style:style>
    <style:style style:name="WW-Título1234567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" style:family="paragraph" style:parent-style-name="Standard">
      <style:paragraph-properties fo:margin-top="0.42cm" fo:margin-bottom="0.21cm" loext:contextual-spacing="false"/>
    </style:style>
    <style:style style:name="WW-Título11234" style:family="paragraph" style:parent-style-name="Standard">
      <style:paragraph-properties fo:margin-top="0.42cm" fo:margin-bottom="0.21cm" loext:contextual-spacing="false"/>
    </style:style>
    <style:style style:name="WW-Título21234" style:family="paragraph" style:parent-style-name="Standard">
      <style:paragraph-properties fo:margin-top="0.42cm" fo:margin-bottom="0.21cm" loext:contextual-spacing="false"/>
    </style:style>
    <style:style style:name="WW-Título1234567891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" style:family="paragraph" style:parent-style-name="Standard">
      <style:paragraph-properties fo:margin-top="0.42cm" fo:margin-bottom="0.21cm" loext:contextual-spacing="false"/>
    </style:style>
    <style:style style:name="WW-Título112345" style:family="paragraph" style:parent-style-name="Standard">
      <style:paragraph-properties fo:margin-top="0.42cm" fo:margin-bottom="0.21cm" loext:contextual-spacing="false"/>
    </style:style>
    <style:style style:name="WW-Título212345" style:family="paragraph" style:parent-style-name="Standard">
      <style:paragraph-properties fo:margin-top="0.42cm" fo:margin-bottom="0.21cm" loext:contextual-spacing="false"/>
    </style:style>
    <style:style style:name="WW-Título12345678910111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" style:family="paragraph" style:parent-style-name="Standard">
      <style:paragraph-properties fo:margin-top="0.42cm" fo:margin-bottom="0.21cm" loext:contextual-spacing="false"/>
    </style:style>
    <style:style style:name="WW-Título1123456" style:family="paragraph" style:parent-style-name="Standard">
      <style:paragraph-properties fo:margin-top="0.42cm" fo:margin-bottom="0.21cm" loext:contextual-spacing="false"/>
    </style:style>
    <style:style style:name="WW-Título2123456" style:family="paragraph" style:parent-style-name="Standard">
      <style:paragraph-properties fo:margin-top="0.42cm" fo:margin-bottom="0.21cm" loext:contextual-spacing="false"/>
    </style:style>
    <style:style style:name="WW-Título123456789101112131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" style:family="paragraph" style:parent-style-name="Standard">
      <style:paragraph-properties fo:margin-top="0.42cm" fo:margin-bottom="0.21cm" loext:contextual-spacing="false"/>
    </style:style>
    <style:style style:name="WW-Título11234567" style:family="paragraph" style:parent-style-name="Standard">
      <style:paragraph-properties fo:margin-top="0.42cm" fo:margin-bottom="0.21cm" loext:contextual-spacing="false"/>
    </style:style>
    <style:style style:name="WW-Título21234567" style:family="paragraph" style:parent-style-name="Standard">
      <style:paragraph-properties fo:margin-top="0.42cm" fo:margin-bottom="0.21cm" loext:contextual-spacing="false"/>
    </style:style>
    <style:style style:name="WW-Título1234567891011121314151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" style:family="paragraph" style:parent-style-name="Standard">
      <style:paragraph-properties fo:margin-top="0.42cm" fo:margin-bottom="0.21cm" loext:contextual-spacing="false"/>
    </style:style>
    <style:style style:name="WW-Título112345678" style:family="paragraph" style:parent-style-name="Standard">
      <style:paragraph-properties fo:margin-top="0.42cm" fo:margin-bottom="0.21cm" loext:contextual-spacing="false"/>
    </style:style>
    <style:style style:name="WW-Título212345678" style:family="paragraph" style:parent-style-name="Standard">
      <style:paragraph-properties fo:margin-top="0.42cm" fo:margin-bottom="0.21cm" loext:contextual-spacing="false"/>
    </style:style>
    <style:style style:name="WW-Título12345678910111213141516171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" style:family="paragraph" style:parent-style-name="Standard">
      <style:paragraph-properties fo:margin-top="0.42cm" fo:margin-bottom="0.21cm" loext:contextual-spacing="false"/>
    </style:style>
    <style:style style:name="WW-Título1123456789" style:family="paragraph" style:parent-style-name="Standard">
      <style:paragraph-properties fo:margin-top="0.42cm" fo:margin-bottom="0.21cm" loext:contextual-spacing="false"/>
    </style:style>
    <style:style style:name="WW-Título2123456789" style:family="paragraph" style:parent-style-name="Standard">
      <style:paragraph-properties fo:margin-top="0.42cm" fo:margin-bottom="0.21cm" loext:contextual-spacing="false"/>
    </style:style>
    <style:style style:name="WW-Título123456789101112131415161718192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" style:family="paragraph" style:parent-style-name="Standard">
      <style:paragraph-properties fo:margin-top="0.42cm" fo:margin-bottom="0.21cm" loext:contextual-spacing="false"/>
    </style:style>
    <style:style style:name="WW-Título112345678910" style:family="paragraph" style:parent-style-name="Standard">
      <style:paragraph-properties fo:margin-top="0.42cm" fo:margin-bottom="0.21cm" loext:contextual-spacing="false"/>
    </style:style>
    <style:style style:name="WW-Título212345678910" style:family="paragraph" style:parent-style-name="Standard">
      <style:paragraph-properties fo:margin-top="0.42cm" fo:margin-bottom="0.21cm" loext:contextual-spacing="false"/>
    </style:style>
    <style:style style:name="WW-Título1234567891011121314151617181920212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" style:family="paragraph" style:parent-style-name="Standard">
      <style:paragraph-properties fo:margin-top="0.42cm" fo:margin-bottom="0.21cm" loext:contextual-spacing="false"/>
    </style:style>
    <style:style style:name="WW-Título11234567891011" style:family="paragraph" style:parent-style-name="Standard">
      <style:paragraph-properties fo:margin-top="0.42cm" fo:margin-bottom="0.21cm" loext:contextual-spacing="false"/>
    </style:style>
    <style:style style:name="WW-Título21234567891011" style:family="paragraph" style:parent-style-name="Standard">
      <style:paragraph-properties fo:margin-top="0.42cm" fo:margin-bottom="0.21cm" loext:contextual-spacing="false"/>
    </style:style>
    <style:style style:name="WW-Título12345678910111213141516171819202122232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" style:family="paragraph" style:parent-style-name="Standard">
      <style:paragraph-properties fo:margin-top="0.42cm" fo:margin-bottom="0.21cm" loext:contextual-spacing="false"/>
    </style:style>
    <style:style style:name="WW-Título1123456789101112" style:family="paragraph" style:parent-style-name="Standard">
      <style:paragraph-properties fo:margin-top="0.42cm" fo:margin-bottom="0.21cm" loext:contextual-spacing="false"/>
    </style:style>
    <style:style style:name="WW-Título2123456789101112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" style:family="paragraph" style:parent-style-name="Standard">
      <style:paragraph-properties fo:margin-top="0.42cm" fo:margin-bottom="0.21cm" loext:contextual-spacing="false"/>
    </style:style>
    <style:style style:name="WW-Título112345678910111213" style:family="paragraph" style:parent-style-name="Standard">
      <style:paragraph-properties fo:margin-top="0.42cm" fo:margin-bottom="0.21cm" loext:contextual-spacing="false"/>
    </style:style>
    <style:style style:name="WW-Título212345678910111213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2829" style:family="paragraph" style:parent-style-name="Standard">
      <style:paragraph-properties fo:margin-top="0.42cm" fo:margin-bottom="0.21cm" loext:contextual-spacing="false"/>
    </style:style>
    <style:style style:name="WW-Título11234567891011121314" style:family="paragraph" style:parent-style-name="Standard">
      <style:paragraph-properties fo:margin-top="0.42cm" fo:margin-bottom="0.21cm" loext:contextual-spacing="false"/>
    </style:style>
    <style:style style:name="WW-Título21234567891011121314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293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28293031" style:family="paragraph" style:parent-style-name="Standard">
      <style:paragraph-properties fo:margin-top="0.42cm" fo:margin-bottom="0.21cm" loext:contextual-spacing="false"/>
    </style:style>
    <style:style style:name="WW-Título1123456789101112131415" style:family="paragraph" style:parent-style-name="Standard">
      <style:paragraph-properties fo:margin-top="0.42cm" fo:margin-bottom="0.21cm" loext:contextual-spacing="false"/>
    </style:style>
    <style:style style:name="WW-Título2123456789101112131415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2930313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291cm" fo:text-indent="-0.635cm" fo:margin-left="2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561cm" fo:text-indent="-0.318cm" fo:margin-left="3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831cm" fo:text-indent="-0.635cm" fo:margin-left="4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101cm" fo:text-indent="-0.635cm" fo:margin-left="6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71cm" fo:text-indent="-0.318cm" fo:margin-left="7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641cm" fo:text-indent="-0.635cm" fo:margin-left="8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911cm" fo:text-indent="-0.635cm" fo:margin-left="9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81cm" fo:text-indent="-0.318cm" fo:margin-left="11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0.36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0.90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2.173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fo:text-indent="-0.635cm" fo:margin-left="3.443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4.71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5.983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fo:text-indent="-0.635cm" fo:margin-left="7.253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8.52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9.7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0.801cm" fo:margin-bottom="1.3cm" fo:margin-left="1.501cm" fo:margin-right="1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0.801cm" fo:margin-bottom="1.3cm" fo:margin-left="1.501cm" fo:margin-right="1.501cm" style:shadow="none" fo:background-color="transparent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poleao Nepomuceno</meta:initial-creator>
    <meta:creation-date>2012-05-19T12:39:15</meta:creation-date>
    <meta:editing-cycles>114</meta:editing-cycles>
    <meta:editing-duration>PT12H34M37S</meta:editing-duration>
    <meta:generator>LibreOffice/6.1.5.2$Windows_X86_64 LibreOffice_project/90f8dcf33c87b3705e78202e3df5142b201bd805</meta:generator>
    <dc:date>2019-08-21T14:22:33.501000000</dc:date>
    <meta:document-statistic meta:table-count="0" meta:image-count="0" meta:object-count="0" meta:page-count="3" meta:paragraph-count="185" meta:word-count="908" meta:character-count="6052" meta:non-whitespace-character-count="4922"/>
  </office:meta>
</office:document-meta>
</file>